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492cm"/>
    </style:style>
    <style:style style:name="co2" style:family="table-column">
      <style:table-column-properties fo:break-before="auto" style:column-width="1.935cm"/>
    </style:style>
    <style:style style:name="co3" style:family="table-column">
      <style:table-column-properties fo:break-before="auto" style:column-width="4.008cm"/>
    </style:style>
    <style:style style:name="co4" style:family="table-column">
      <style:table-column-properties fo:break-before="auto" style:column-width="2.101cm"/>
    </style:style>
    <style:style style:name="co5" style:family="table-column">
      <style:table-column-properties fo:break-before="auto" style:column-width="1.575cm"/>
    </style:style>
    <style:style style:name="co6" style:family="table-column">
      <style:table-column-properties fo:break-before="auto" style:column-width="3.179cm"/>
    </style:style>
    <style:style style:name="co7" style:family="table-column">
      <style:table-column-properties fo:break-before="auto" style:column-width="4.339cm"/>
    </style:style>
    <style:style style:name="co8" style:family="table-column">
      <style:table-column-properties fo:break-before="auto" style:column-width="1.99cm"/>
    </style:style>
    <style:style style:name="co9" style:family="table-column">
      <style:table-column-properties fo:break-before="auto" style:column-width="3.482cm"/>
    </style:style>
    <style:style style:name="co10" style:family="table-column">
      <style:table-column-properties fo:break-before="auto" style:column-width="1.547cm"/>
    </style:style>
    <style:style style:name="co11" style:family="table-column">
      <style:table-column-properties fo:break-before="auto" style:column-width="16.588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4.837cm"/>
    </style:style>
    <style:style style:name="co14" style:family="table-column">
      <style:table-column-properties fo:break-before="auto" style:column-width="15.482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9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number-style style:name="N5">
      <number:number number:decimal-places="2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ans" style:font-name-asian="DejaVu Sans" style:font-name-complex="DejaVu Sans"/>
    </style:style>
    <style:style style:name="ce3" style:family="table-cell" style:parent-style-name="Default" style:data-style-name="N37"/>
    <style:style style:name="ce4" style:family="table-cell" style:parent-style-name="Default" style:data-style-name="N100"/>
    <style:style style:name="ce5" style:family="table-cell" style:parent-style-name="Default">
      <style:table-cell-properties fo:padding="0.071cm"/>
    </style:style>
    <style:style style:name="ce6" style:family="table-cell" style:parent-style-name="Default" style:data-style-name="N100">
      <style:table-cell-properties fo:padding="0.071cm"/>
    </style:style>
    <style:style style:name="ce7" style:family="table-cell" style:parent-style-name="Default" style:data-style-name="N2"/>
    <style:style style:name="ce8" style:family="table-cell" style:parent-style-name="Default" style:data-style-name="N4">
      <style:table-cell-properties fo:padding="0.071cm"/>
    </style:style>
    <style:style style:name="ce9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10" style:family="table-cell" style:parent-style-name="Default" style:data-style-name="N5"/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4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2" table:default-cell-style-name="ce7"/>
        <table:table-column table:style-name="co12" table:default-cell-style-name="ce9"/>
        <table:table-column table:style-name="co12" table:default-cell-style-name="Default"/>
        <table:table-row table:style-name="ro1">
          <table:table-cell table:style-name="ce1" office:value-type="string">
            <text:p>SCG_DT_CMP</text:p>
          </table:table-cell>
          <table:table-cell/>
          <table:table-cell table:formula="of:=LEN([.C3])" office:value-type="float" office:value="15">
            <text:p>15</text:p>
          </table:table-cell>
          <table:table-cell table:style-name="ce3"/>
          <table:table-cell table:number-columns-repeated="11"/>
        </table:table-row>
        <table:table-row table:style-name="ro1">
          <table:table-cell office:value-type="string">
            <text:p>codemp</text:p>
          </table:table-cell>
          <table:table-cell office:value-type="string">
            <text:p>procede</text:p>
          </table:table-cell>
          <table:table-cell office:value-type="string">
            <text:p>comprobante</text:p>
          </table:table-cell>
          <table:table-cell office:value-type="string">
            <text:p>fecha</text:p>
          </table:table-cell>
          <table:table-cell office:value-type="string">
            <text:p>codban</text:p>
          </table:table-cell>
          <table:table-cell office:value-type="string">
            <text:p>ctaban</text:p>
          </table:table-cell>
          <table:table-cell office:value-type="string">
            <text:p>sc_cuenta</text:p>
          </table:table-cell>
          <table:table-cell office:value-type="string">
            <text:p>procede</text:p>
          </table:table-cell>
          <table:table-cell office:value-type="string">
            <text:p>documento</text:p>
          </table:table-cell>
          <table:table-cell office:value-type="string">
            <text:p>debheb</text:p>
          </table:table-cell>
          <table:table-cell office:value-type="string">
            <text:p>descripcion</text:p>
          </table:table-cell>
          <table:table-cell office:value-type="string">
            <text:p>cent costo</text:p>
          </table:table-cell>
          <table:table-cell office:value-type="string">
            <text:p>monto</text:p>
          </table:table-cell>
          <table:table-cell office:value-type="string">
            <text:p>orden</text:p>
          </table:table-cell>
          <table:table-cell/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50001</text:p>
          </table:table-cell>
          <table:table-cell table:style-name="ce4" office:value-type="string">
            <text:p>2014-05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office:value-type="string">
            <text:p>2110104020000000002</text:p>
          </table:table-cell>
          <table:table-cell office:value-type="string">
            <text:p>SCGCMP</text:p>
          </table:table-cell>
          <table:table-cell table:formula="of:=[.C3]" office:value-type="string" office:string-value="SNOANTDIA050001">
            <text:p>SNOANTDIA050001</text:p>
          </table:table-cell>
          <table:table-cell office:value-type="string">
            <text:p>H</text:p>
          </table:table-cell>
          <table:table-cell table:style-name="ce5" office:value-type="string">
            <text:p>PROVISION DE ANTIGUEDAD DE PRESTACIONES SOCIALES NOMINA DIARIA MAYO 2014</text:p>
          </table:table-cell>
          <table:table-cell table:style-name="ce4" office:value-type="string">
            <text:p>0</text:p>
          </table:table-cell>
          <table:table-cell table:formula="of:=SUM([.M4:.M47])" office:value-type="float" office:value="2589398.06833333">
            <text:p>2589398,07</text:p>
          </table:table-cell>
          <table:table-cell office:value-type="string">
            <text:p>0</text:p>
          </table:table-cell>
          <table:table-cell table:style-name="ce3" table:formula="of:=CONCATENATE(&quot;INSERT INTO scg_dt_cmp VALUES('&quot;;[.A3];&quot;','&quot;;[.B3];&quot;','&quot;;[.C3];&quot;','&quot;;[.D3];&quot;','&quot;;[.E3];&quot;','&quot;;[.F3];&quot;','&quot;;[.G3];&quot;','&quot;;[.H3];&quot;','&quot;;[.I3];&quot;','&quot;;[.J3];&quot;','&quot;;[.K3];&quot;',&quot;;[.M3];&quot;,&quot;;[.N3];&quot;);&quot;)" office:value-type="string" office:string-value="INSERT INTO scg_dt_cmp VALUES('0001','SCGCMP','SNOANTDIA050001','2014-05-31','---','-------------------------','2110104020000000002','SCGCMP','SNOANTDIA050001','H','PROVISION DE ANTIGUEDAD DE PRESTACIONES SOCIALES NOMINA DIARIA MAYO 2014',2589398,06833333,0);">
            <text:p>INSERT INTO scg_dt_cmp VALUES('0001','SCGCMP','SNOANTDIA050001','2014-05-31','---','-------------------------','2110104020000000002','SCGCMP','SNOANTDIA050001','H','PROVISION DE ANTIGUEDAD DE PRESTACIONES SOCIALES NOMINA DIARIA MAYO 2014',2589398,06833333,0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50001</text:p>
          </table:table-cell>
          <table:table-cell table:style-name="ce4" office:value-type="string">
            <text:p>2014-05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4];&quot;000001&quot;)" office:value-type="string" office:string-value="6110800003602000001">
            <text:p>6110800003602000001</text:p>
          </table:table-cell>
          <table:table-cell office:value-type="string">
            <text:p>SCGCMP</text:p>
          </table:table-cell>
          <table:table-cell table:formula="of:=[.C4]" office:value-type="string" office:string-value="SNOANTDIA050001">
            <text:p>SNOANTDIA05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MAYO 2014</text:p>
          </table:table-cell>
          <table:table-cell table:style-name="ce6" office:value-type="string">
            <text:p>3602</text:p>
          </table:table-cell>
          <table:table-cell table:style-name="ce8" office:value-type="float" office:value="6950.43">
            <text:p>6.950,43</text:p>
          </table:table-cell>
          <table:table-cell office:value-type="float" office:value="1">
            <text:p>1</text:p>
          </table:table-cell>
          <table:table-cell table:style-name="ce3" table:formula="of:=CONCATENATE(&quot;INSERT INTO scg_dt_cmp VALUES('&quot;;[.A4];&quot;','&quot;;[.B4];&quot;','&quot;;[.C4];&quot;','&quot;;[.D4];&quot;','&quot;;[.E4];&quot;','&quot;;[.F4];&quot;','&quot;;[.G4];&quot;','&quot;;[.H4];&quot;','&quot;;[.I4];&quot;','&quot;;[.J4];&quot;','&quot;;[.K4];&quot;',&quot;;[.M4];&quot;,&quot;;[.N4];&quot;);&quot;)" office:value-type="string" office:string-value="INSERT INTO scg_dt_cmp VALUES('0001','SCGCMP','SNOANTDIA050001','2014-05-31','---','-------------------------','6110800003602000001','SCGCMP','SNOANTDIA050001','D','PROVISION DE ANTIGUEDAD DE PRESTACIONES SOCIALES NOMINA DIARIA MAYO 2014',6950,43,1);">
            <text:p>INSERT INTO scg_dt_cmp VALUES('0001','SCGCMP','SNOANTDIA050001','2014-05-31','---','-------------------------','6110800003602000001','SCGCMP','SNOANTDIA050001','D','PROVISION DE ANTIGUEDAD DE PRESTACIONES SOCIALES NOMINA DIARIA MAYO 2014',6950,43,1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50001</text:p>
          </table:table-cell>
          <table:table-cell table:style-name="ce4" office:value-type="string">
            <text:p>2014-05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5];&quot;000001&quot;)" office:value-type="string" office:string-value="6110800004504000001">
            <text:p>6110800004504000001</text:p>
          </table:table-cell>
          <table:table-cell office:value-type="string">
            <text:p>SCGCMP</text:p>
          </table:table-cell>
          <table:table-cell table:formula="of:=[.C5]" office:value-type="string" office:string-value="SNOANTDIA050001">
            <text:p>SNOANTDIA05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MAYO 2014</text:p>
          </table:table-cell>
          <table:table-cell table:style-name="ce6" office:value-type="string">
            <text:p>4504</text:p>
          </table:table-cell>
          <table:table-cell table:style-name="ce8" office:value-type="float" office:value="4266.24">
            <text:p>4.266,24</text:p>
          </table:table-cell>
          <table:table-cell office:value-type="float" office:value="2">
            <text:p>2</text:p>
          </table:table-cell>
          <table:table-cell table:style-name="ce3" table:formula="of:=CONCATENATE(&quot;INSERT INTO scg_dt_cmp VALUES('&quot;;[.A5];&quot;','&quot;;[.B5];&quot;','&quot;;[.C5];&quot;','&quot;;[.D5];&quot;','&quot;;[.E5];&quot;','&quot;;[.F5];&quot;','&quot;;[.G5];&quot;','&quot;;[.H5];&quot;','&quot;;[.I5];&quot;','&quot;;[.J5];&quot;','&quot;;[.K5];&quot;',&quot;;[.M5];&quot;,&quot;;[.N5];&quot;);&quot;)" office:value-type="string" office:string-value="INSERT INTO scg_dt_cmp VALUES('0001','SCGCMP','SNOANTDIA050001','2014-05-31','---','-------------------------','6110800004504000001','SCGCMP','SNOANTDIA050001','D','PROVISION DE ANTIGUEDAD DE PRESTACIONES SOCIALES NOMINA DIARIA MAYO 2014',4266,24,2);">
            <text:p>INSERT INTO scg_dt_cmp VALUES('0001','SCGCMP','SNOANTDIA050001','2014-05-31','---','-------------------------','6110800004504000001','SCGCMP','SNOANTDIA050001','D','PROVISION DE ANTIGUEDAD DE PRESTACIONES SOCIALES NOMINA DIARIA MAYO 2014',4266,24,2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50001</text:p>
          </table:table-cell>
          <table:table-cell table:style-name="ce4" office:value-type="string">
            <text:p>2014-05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6];&quot;000001&quot;)" office:value-type="string" office:string-value="6110800002002000001">
            <text:p>6110800002002000001</text:p>
          </table:table-cell>
          <table:table-cell office:value-type="string">
            <text:p>SCGCMP</text:p>
          </table:table-cell>
          <table:table-cell table:formula="of:=[.C6]" office:value-type="string" office:string-value="SNOANTDIA050001">
            <text:p>SNOANTDIA05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MAYO 2014</text:p>
          </table:table-cell>
          <table:table-cell table:style-name="ce6" office:value-type="string">
            <text:p>2002</text:p>
          </table:table-cell>
          <table:table-cell table:style-name="ce8" office:value-type="float" office:value="319968.93">
            <text:p>319.968,93</text:p>
          </table:table-cell>
          <table:table-cell office:value-type="float" office:value="3">
            <text:p>3</text:p>
          </table:table-cell>
          <table:table-cell table:style-name="ce3" table:formula="of:=CONCATENATE(&quot;INSERT INTO scg_dt_cmp VALUES('&quot;;[.A6];&quot;','&quot;;[.B6];&quot;','&quot;;[.C6];&quot;','&quot;;[.D6];&quot;','&quot;;[.E6];&quot;','&quot;;[.F6];&quot;','&quot;;[.G6];&quot;','&quot;;[.H6];&quot;','&quot;;[.I6];&quot;','&quot;;[.J6];&quot;','&quot;;[.K6];&quot;',&quot;;[.M6];&quot;,&quot;;[.N6];&quot;);&quot;)" office:value-type="string" office:string-value="INSERT INTO scg_dt_cmp VALUES('0001','SCGCMP','SNOANTDIA050001','2014-05-31','---','-------------------------','6110800002002000001','SCGCMP','SNOANTDIA050001','D','PROVISION DE ANTIGUEDAD DE PRESTACIONES SOCIALES NOMINA DIARIA MAYO 2014',319968,93,3);">
            <text:p>INSERT INTO scg_dt_cmp VALUES('0001','SCGCMP','SNOANTDIA050001','2014-05-31','---','-------------------------','6110800002002000001','SCGCMP','SNOANTDIA050001','D','PROVISION DE ANTIGUEDAD DE PRESTACIONES SOCIALES NOMINA DIARIA MAYO 2014',319968,93,3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50001</text:p>
          </table:table-cell>
          <table:table-cell table:style-name="ce4" office:value-type="string">
            <text:p>2014-05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7];&quot;000001&quot;)" office:value-type="string" office:string-value="6110800002903000001">
            <text:p>6110800002903000001</text:p>
          </table:table-cell>
          <table:table-cell office:value-type="string">
            <text:p>SCGCMP</text:p>
          </table:table-cell>
          <table:table-cell table:formula="of:=[.C7]" office:value-type="string" office:string-value="SNOANTDIA050001">
            <text:p>SNOANTDIA05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MAYO 2014</text:p>
          </table:table-cell>
          <table:table-cell table:style-name="ce6" office:value-type="string">
            <text:p>2903</text:p>
          </table:table-cell>
          <table:table-cell table:style-name="ce8" office:value-type="float" office:value="21562.6">
            <text:p>21.562,60</text:p>
          </table:table-cell>
          <table:table-cell office:value-type="float" office:value="4">
            <text:p>4</text:p>
          </table:table-cell>
          <table:table-cell table:style-name="ce3" table:formula="of:=CONCATENATE(&quot;INSERT INTO scg_dt_cmp VALUES('&quot;;[.A7];&quot;','&quot;;[.B7];&quot;','&quot;;[.C7];&quot;','&quot;;[.D7];&quot;','&quot;;[.E7];&quot;','&quot;;[.F7];&quot;','&quot;;[.G7];&quot;','&quot;;[.H7];&quot;','&quot;;[.I7];&quot;','&quot;;[.J7];&quot;','&quot;;[.K7];&quot;',&quot;;[.M7];&quot;,&quot;;[.N7];&quot;);&quot;)" office:value-type="string" office:string-value="INSERT INTO scg_dt_cmp VALUES('0001','SCGCMP','SNOANTDIA050001','2014-05-31','---','-------------------------','6110800002903000001','SCGCMP','SNOANTDIA050001','D','PROVISION DE ANTIGUEDAD DE PRESTACIONES SOCIALES NOMINA DIARIA MAYO 2014',21562,6,4);">
            <text:p>INSERT INTO scg_dt_cmp VALUES('0001','SCGCMP','SNOANTDIA050001','2014-05-31','---','-------------------------','6110800002903000001','SCGCMP','SNOANTDIA050001','D','PROVISION DE ANTIGUEDAD DE PRESTACIONES SOCIALES NOMINA DIARIA MAYO 2014',21562,6,4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50001</text:p>
          </table:table-cell>
          <table:table-cell table:style-name="ce4" office:value-type="string">
            <text:p>2014-05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8];&quot;000001&quot;)" office:value-type="string" office:string-value="6110800004103000001">
            <text:p>6110800004103000001</text:p>
          </table:table-cell>
          <table:table-cell office:value-type="string">
            <text:p>SCGCMP</text:p>
          </table:table-cell>
          <table:table-cell table:formula="of:=[.C8]" office:value-type="string" office:string-value="SNOANTDIA050001">
            <text:p>SNOANTDIA05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MAYO 2014</text:p>
          </table:table-cell>
          <table:table-cell table:style-name="ce6" office:value-type="string">
            <text:p>4103</text:p>
          </table:table-cell>
          <table:table-cell table:style-name="ce8" office:value-type="float" office:value="26691.13">
            <text:p>26.691,13</text:p>
          </table:table-cell>
          <table:table-cell office:value-type="float" office:value="5">
            <text:p>5</text:p>
          </table:table-cell>
          <table:table-cell table:style-name="ce3" table:formula="of:=CONCATENATE(&quot;INSERT INTO scg_dt_cmp VALUES('&quot;;[.A8];&quot;','&quot;;[.B8];&quot;','&quot;;[.C8];&quot;','&quot;;[.D8];&quot;','&quot;;[.E8];&quot;','&quot;;[.F8];&quot;','&quot;;[.G8];&quot;','&quot;;[.H8];&quot;','&quot;;[.I8];&quot;','&quot;;[.J8];&quot;','&quot;;[.K8];&quot;',&quot;;[.M8];&quot;,&quot;;[.N8];&quot;);&quot;)" office:value-type="string" office:string-value="INSERT INTO scg_dt_cmp VALUES('0001','SCGCMP','SNOANTDIA050001','2014-05-31','---','-------------------------','6110800004103000001','SCGCMP','SNOANTDIA050001','D','PROVISION DE ANTIGUEDAD DE PRESTACIONES SOCIALES NOMINA DIARIA MAYO 2014',26691,13,5);">
            <text:p>INSERT INTO scg_dt_cmp VALUES('0001','SCGCMP','SNOANTDIA050001','2014-05-31','---','-------------------------','6110800004103000001','SCGCMP','SNOANTDIA050001','D','PROVISION DE ANTIGUEDAD DE PRESTACIONES SOCIALES NOMINA DIARIA MAYO 2014',26691,13,5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50001</text:p>
          </table:table-cell>
          <table:table-cell table:style-name="ce4" office:value-type="string">
            <text:p>2014-05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9];&quot;000001&quot;)" office:value-type="string" office:string-value="6110800002003000001">
            <text:p>6110800002003000001</text:p>
          </table:table-cell>
          <table:table-cell office:value-type="string">
            <text:p>SCGCMP</text:p>
          </table:table-cell>
          <table:table-cell table:formula="of:=[.C9]" office:value-type="string" office:string-value="SNOANTDIA050001">
            <text:p>SNOANTDIA05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MAYO 2014</text:p>
          </table:table-cell>
          <table:table-cell table:style-name="ce6" office:value-type="string">
            <text:p>2003</text:p>
          </table:table-cell>
          <table:table-cell table:style-name="ce8" office:value-type="float" office:value="21854.77">
            <text:p>21.854,77</text:p>
          </table:table-cell>
          <table:table-cell office:value-type="float" office:value="6">
            <text:p>6</text:p>
          </table:table-cell>
          <table:table-cell table:style-name="ce3" table:formula="of:=CONCATENATE(&quot;INSERT INTO scg_dt_cmp VALUES('&quot;;[.A9];&quot;','&quot;;[.B9];&quot;','&quot;;[.C9];&quot;','&quot;;[.D9];&quot;','&quot;;[.E9];&quot;','&quot;;[.F9];&quot;','&quot;;[.G9];&quot;','&quot;;[.H9];&quot;','&quot;;[.I9];&quot;','&quot;;[.J9];&quot;','&quot;;[.K9];&quot;',&quot;;[.M9];&quot;,&quot;;[.N9];&quot;);&quot;)" office:value-type="string" office:string-value="INSERT INTO scg_dt_cmp VALUES('0001','SCGCMP','SNOANTDIA050001','2014-05-31','---','-------------------------','6110800002003000001','SCGCMP','SNOANTDIA050001','D','PROVISION DE ANTIGUEDAD DE PRESTACIONES SOCIALES NOMINA DIARIA MAYO 2014',21854,77,6);">
            <text:p>INSERT INTO scg_dt_cmp VALUES('0001','SCGCMP','SNOANTDIA050001','2014-05-31','---','-------------------------','6110800002003000001','SCGCMP','SNOANTDIA050001','D','PROVISION DE ANTIGUEDAD DE PRESTACIONES SOCIALES NOMINA DIARIA MAYO 2014',21854,77,6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50001</text:p>
          </table:table-cell>
          <table:table-cell table:style-name="ce4" office:value-type="string">
            <text:p>2014-05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0];&quot;000001&quot;)" office:value-type="string" office:string-value="6110800004601000001">
            <text:p>6110800004601000001</text:p>
          </table:table-cell>
          <table:table-cell office:value-type="string">
            <text:p>SCGCMP</text:p>
          </table:table-cell>
          <table:table-cell table:formula="of:=[.C10]" office:value-type="string" office:string-value="SNOANTDIA050001">
            <text:p>SNOANTDIA05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MAYO 2014</text:p>
          </table:table-cell>
          <table:table-cell table:style-name="ce6" office:value-type="string">
            <text:p>4601</text:p>
          </table:table-cell>
          <table:table-cell table:style-name="ce8" office:value-type="float" office:value="76467.76">
            <text:p>76.467,76</text:p>
          </table:table-cell>
          <table:table-cell office:value-type="float" office:value="7">
            <text:p>7</text:p>
          </table:table-cell>
          <table:table-cell table:style-name="ce3" table:formula="of:=CONCATENATE(&quot;INSERT INTO scg_dt_cmp VALUES('&quot;;[.A10];&quot;','&quot;;[.B10];&quot;','&quot;;[.C10];&quot;','&quot;;[.D10];&quot;','&quot;;[.E10];&quot;','&quot;;[.F10];&quot;','&quot;;[.G10];&quot;','&quot;;[.H10];&quot;','&quot;;[.I10];&quot;','&quot;;[.J10];&quot;','&quot;;[.K10];&quot;',&quot;;[.M10];&quot;,&quot;;[.N10];&quot;);&quot;)" office:value-type="string" office:string-value="INSERT INTO scg_dt_cmp VALUES('0001','SCGCMP','SNOANTDIA050001','2014-05-31','---','-------------------------','6110800004601000001','SCGCMP','SNOANTDIA050001','D','PROVISION DE ANTIGUEDAD DE PRESTACIONES SOCIALES NOMINA DIARIA MAYO 2014',76467,76,7);">
            <text:p>INSERT INTO scg_dt_cmp VALUES('0001','SCGCMP','SNOANTDIA050001','2014-05-31','---','-------------------------','6110800004601000001','SCGCMP','SNOANTDIA050001','D','PROVISION DE ANTIGUEDAD DE PRESTACIONES SOCIALES NOMINA DIARIA MAYO 2014',76467,76,7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50001</text:p>
          </table:table-cell>
          <table:table-cell table:style-name="ce4" office:value-type="string">
            <text:p>2014-05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1];&quot;000001&quot;)" office:value-type="string" office:string-value="6110800004002000001">
            <text:p>6110800004002000001</text:p>
          </table:table-cell>
          <table:table-cell office:value-type="string">
            <text:p>SCGCMP</text:p>
          </table:table-cell>
          <table:table-cell table:formula="of:=[.C11]" office:value-type="string" office:string-value="SNOANTDIA050001">
            <text:p>SNOANTDIA05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MAYO 2014</text:p>
          </table:table-cell>
          <table:table-cell table:style-name="ce6" office:value-type="string">
            <text:p>4002</text:p>
          </table:table-cell>
          <table:table-cell table:style-name="ce8" office:value-type="float" office:value="6641.5">
            <text:p>6.641,50</text:p>
          </table:table-cell>
          <table:table-cell office:value-type="float" office:value="8">
            <text:p>8</text:p>
          </table:table-cell>
          <table:table-cell table:style-name="ce3" table:formula="of:=CONCATENATE(&quot;INSERT INTO scg_dt_cmp VALUES('&quot;;[.A11];&quot;','&quot;;[.B11];&quot;','&quot;;[.C11];&quot;','&quot;;[.D11];&quot;','&quot;;[.E11];&quot;','&quot;;[.F11];&quot;','&quot;;[.G11];&quot;','&quot;;[.H11];&quot;','&quot;;[.I11];&quot;','&quot;;[.J11];&quot;','&quot;;[.K11];&quot;',&quot;;[.M11];&quot;,&quot;;[.N11];&quot;);&quot;)" office:value-type="string" office:string-value="INSERT INTO scg_dt_cmp VALUES('0001','SCGCMP','SNOANTDIA050001','2014-05-31','---','-------------------------','6110800004002000001','SCGCMP','SNOANTDIA050001','D','PROVISION DE ANTIGUEDAD DE PRESTACIONES SOCIALES NOMINA DIARIA MAYO 2014',6641,5,8);">
            <text:p>INSERT INTO scg_dt_cmp VALUES('0001','SCGCMP','SNOANTDIA050001','2014-05-31','---','-------------------------','6110800004002000001','SCGCMP','SNOANTDIA050001','D','PROVISION DE ANTIGUEDAD DE PRESTACIONES SOCIALES NOMINA DIARIA MAYO 2014',6641,5,8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50001</text:p>
          </table:table-cell>
          <table:table-cell table:style-name="ce4" office:value-type="string">
            <text:p>2014-05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2];&quot;000001&quot;)" office:value-type="string" office:string-value="6110800002400000001">
            <text:p>6110800002400000001</text:p>
          </table:table-cell>
          <table:table-cell office:value-type="string">
            <text:p>SCGCMP</text:p>
          </table:table-cell>
          <table:table-cell table:formula="of:=[.C12]" office:value-type="string" office:string-value="SNOANTDIA050001">
            <text:p>SNOANTDIA05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MAYO 2014</text:p>
          </table:table-cell>
          <table:table-cell table:style-name="ce6" office:value-type="string">
            <text:p>2400</text:p>
          </table:table-cell>
          <table:table-cell table:style-name="ce8" office:value-type="float" office:value="2076.46">
            <text:p>2.076,46</text:p>
          </table:table-cell>
          <table:table-cell office:value-type="float" office:value="9">
            <text:p>9</text:p>
          </table:table-cell>
          <table:table-cell table:style-name="ce3" table:formula="of:=CONCATENATE(&quot;INSERT INTO scg_dt_cmp VALUES('&quot;;[.A12];&quot;','&quot;;[.B12];&quot;','&quot;;[.C12];&quot;','&quot;;[.D12];&quot;','&quot;;[.E12];&quot;','&quot;;[.F12];&quot;','&quot;;[.G12];&quot;','&quot;;[.H12];&quot;','&quot;;[.I12];&quot;','&quot;;[.J12];&quot;','&quot;;[.K12];&quot;',&quot;;[.M12];&quot;,&quot;;[.N12];&quot;);&quot;)" office:value-type="string" office:string-value="INSERT INTO scg_dt_cmp VALUES('0001','SCGCMP','SNOANTDIA050001','2014-05-31','---','-------------------------','6110800002400000001','SCGCMP','SNOANTDIA050001','D','PROVISION DE ANTIGUEDAD DE PRESTACIONES SOCIALES NOMINA DIARIA MAYO 2014',2076,46,9);">
            <text:p>INSERT INTO scg_dt_cmp VALUES('0001','SCGCMP','SNOANTDIA050001','2014-05-31','---','-------------------------','6110800002400000001','SCGCMP','SNOANTDIA050001','D','PROVISION DE ANTIGUEDAD DE PRESTACIONES SOCIALES NOMINA DIARIA MAYO 2014',2076,46,9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50001</text:p>
          </table:table-cell>
          <table:table-cell table:style-name="ce4" office:value-type="string">
            <text:p>2014-05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3];&quot;000001&quot;)" office:value-type="string" office:string-value="6110800002802000001">
            <text:p>6110800002802000001</text:p>
          </table:table-cell>
          <table:table-cell office:value-type="string">
            <text:p>SCGCMP</text:p>
          </table:table-cell>
          <table:table-cell table:formula="of:=[.C13]" office:value-type="string" office:string-value="SNOANTDIA050001">
            <text:p>SNOANTDIA05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MAYO 2014</text:p>
          </table:table-cell>
          <table:table-cell table:style-name="ce6" office:value-type="string">
            <text:p>2802</text:p>
          </table:table-cell>
          <table:table-cell table:style-name="ce8" office:value-type="float" office:value="20775.58">
            <text:p>20.775,58</text:p>
          </table:table-cell>
          <table:table-cell office:value-type="float" office:value="10">
            <text:p>10</text:p>
          </table:table-cell>
          <table:table-cell table:style-name="ce3" table:formula="of:=CONCATENATE(&quot;INSERT INTO scg_dt_cmp VALUES('&quot;;[.A13];&quot;','&quot;;[.B13];&quot;','&quot;;[.C13];&quot;','&quot;;[.D13];&quot;','&quot;;[.E13];&quot;','&quot;;[.F13];&quot;','&quot;;[.G13];&quot;','&quot;;[.H13];&quot;','&quot;;[.I13];&quot;','&quot;;[.J13];&quot;','&quot;;[.K13];&quot;',&quot;;[.M13];&quot;,&quot;;[.N13];&quot;);&quot;)" office:value-type="string" office:string-value="INSERT INTO scg_dt_cmp VALUES('0001','SCGCMP','SNOANTDIA050001','2014-05-31','---','-------------------------','6110800002802000001','SCGCMP','SNOANTDIA050001','D','PROVISION DE ANTIGUEDAD DE PRESTACIONES SOCIALES NOMINA DIARIA MAYO 2014',20775,58,10);">
            <text:p>INSERT INTO scg_dt_cmp VALUES('0001','SCGCMP','SNOANTDIA050001','2014-05-31','---','-------------------------','6110800002802000001','SCGCMP','SNOANTDIA050001','D','PROVISION DE ANTIGUEDAD DE PRESTACIONES SOCIALES NOMINA DIARIA MAYO 2014',20775,58,10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50001</text:p>
          </table:table-cell>
          <table:table-cell table:style-name="ce4" office:value-type="string">
            <text:p>2014-05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4];&quot;000001&quot;)" office:value-type="string" office:string-value="6110800002900000001">
            <text:p>6110800002900000001</text:p>
          </table:table-cell>
          <table:table-cell office:value-type="string">
            <text:p>SCGCMP</text:p>
          </table:table-cell>
          <table:table-cell table:formula="of:=[.C14]" office:value-type="string" office:string-value="SNOANTDIA050001">
            <text:p>SNOANTDIA05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MAYO 2014</text:p>
          </table:table-cell>
          <table:table-cell table:style-name="ce6" office:value-type="string">
            <text:p>2900</text:p>
          </table:table-cell>
          <table:table-cell table:style-name="ce8" office:value-type="float" office:value="17986.91">
            <text:p>17.986,91</text:p>
          </table:table-cell>
          <table:table-cell office:value-type="float" office:value="11">
            <text:p>11</text:p>
          </table:table-cell>
          <table:table-cell table:style-name="ce3" table:formula="of:=CONCATENATE(&quot;INSERT INTO scg_dt_cmp VALUES('&quot;;[.A14];&quot;','&quot;;[.B14];&quot;','&quot;;[.C14];&quot;','&quot;;[.D14];&quot;','&quot;;[.E14];&quot;','&quot;;[.F14];&quot;','&quot;;[.G14];&quot;','&quot;;[.H14];&quot;','&quot;;[.I14];&quot;','&quot;;[.J14];&quot;','&quot;;[.K14];&quot;',&quot;;[.M14];&quot;,&quot;;[.N14];&quot;);&quot;)" office:value-type="string" office:string-value="INSERT INTO scg_dt_cmp VALUES('0001','SCGCMP','SNOANTDIA050001','2014-05-31','---','-------------------------','6110800002900000001','SCGCMP','SNOANTDIA050001','D','PROVISION DE ANTIGUEDAD DE PRESTACIONES SOCIALES NOMINA DIARIA MAYO 2014',17986,91,11);">
            <text:p>INSERT INTO scg_dt_cmp VALUES('0001','SCGCMP','SNOANTDIA050001','2014-05-31','---','-------------------------','6110800002900000001','SCGCMP','SNOANTDIA050001','D','PROVISION DE ANTIGUEDAD DE PRESTACIONES SOCIALES NOMINA DIARIA MAYO 2014',17986,91,11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50001</text:p>
          </table:table-cell>
          <table:table-cell table:style-name="ce4" office:value-type="string">
            <text:p>2014-05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5];&quot;000001&quot;)" office:value-type="string" office:string-value="6110800003302000001">
            <text:p>6110800003302000001</text:p>
          </table:table-cell>
          <table:table-cell office:value-type="string">
            <text:p>SCGCMP</text:p>
          </table:table-cell>
          <table:table-cell table:formula="of:=[.C15]" office:value-type="string" office:string-value="SNOANTDIA050001">
            <text:p>SNOANTDIA05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MAYO 2014</text:p>
          </table:table-cell>
          <table:table-cell table:style-name="ce6" office:value-type="string">
            <text:p>3302</text:p>
          </table:table-cell>
          <table:table-cell table:style-name="ce8" office:value-type="float" office:value="33320.5">
            <text:p>33.320,50</text:p>
          </table:table-cell>
          <table:table-cell office:value-type="float" office:value="12">
            <text:p>12</text:p>
          </table:table-cell>
          <table:table-cell table:style-name="ce3" table:formula="of:=CONCATENATE(&quot;INSERT INTO scg_dt_cmp VALUES('&quot;;[.A15];&quot;','&quot;;[.B15];&quot;','&quot;;[.C15];&quot;','&quot;;[.D15];&quot;','&quot;;[.E15];&quot;','&quot;;[.F15];&quot;','&quot;;[.G15];&quot;','&quot;;[.H15];&quot;','&quot;;[.I15];&quot;','&quot;;[.J15];&quot;','&quot;;[.K15];&quot;',&quot;;[.M15];&quot;,&quot;;[.N15];&quot;);&quot;)" office:value-type="string" office:string-value="INSERT INTO scg_dt_cmp VALUES('0001','SCGCMP','SNOANTDIA050001','2014-05-31','---','-------------------------','6110800003302000001','SCGCMP','SNOANTDIA050001','D','PROVISION DE ANTIGUEDAD DE PRESTACIONES SOCIALES NOMINA DIARIA MAYO 2014',33320,5,12);">
            <text:p>INSERT INTO scg_dt_cmp VALUES('0001','SCGCMP','SNOANTDIA050001','2014-05-31','---','-------------------------','6110800003302000001','SCGCMP','SNOANTDIA050001','D','PROVISION DE ANTIGUEDAD DE PRESTACIONES SOCIALES NOMINA DIARIA MAYO 2014',33320,5,12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50001</text:p>
          </table:table-cell>
          <table:table-cell table:style-name="ce4" office:value-type="string">
            <text:p>2014-05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6];&quot;000001&quot;)" office:value-type="string" office:string-value="6110800003201000001">
            <text:p>6110800003201000001</text:p>
          </table:table-cell>
          <table:table-cell office:value-type="string">
            <text:p>SCGCMP</text:p>
          </table:table-cell>
          <table:table-cell table:formula="of:=[.C16]" office:value-type="string" office:string-value="SNOANTDIA050001">
            <text:p>SNOANTDIA05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MAYO 2014</text:p>
          </table:table-cell>
          <table:table-cell table:style-name="ce6" office:value-type="string">
            <text:p>3201</text:p>
          </table:table-cell>
          <table:table-cell table:style-name="ce8" office:value-type="float" office:value="452032.17">
            <text:p>452.032,17</text:p>
          </table:table-cell>
          <table:table-cell office:value-type="float" office:value="13">
            <text:p>13</text:p>
          </table:table-cell>
          <table:table-cell table:style-name="ce3" table:formula="of:=CONCATENATE(&quot;INSERT INTO scg_dt_cmp VALUES('&quot;;[.A16];&quot;','&quot;;[.B16];&quot;','&quot;;[.C16];&quot;','&quot;;[.D16];&quot;','&quot;;[.E16];&quot;','&quot;;[.F16];&quot;','&quot;;[.G16];&quot;','&quot;;[.H16];&quot;','&quot;;[.I16];&quot;','&quot;;[.J16];&quot;','&quot;;[.K16];&quot;',&quot;;[.M16];&quot;,&quot;;[.N16];&quot;);&quot;)" office:value-type="string" office:string-value="INSERT INTO scg_dt_cmp VALUES('0001','SCGCMP','SNOANTDIA050001','2014-05-31','---','-------------------------','6110800003201000001','SCGCMP','SNOANTDIA050001','D','PROVISION DE ANTIGUEDAD DE PRESTACIONES SOCIALES NOMINA DIARIA MAYO 2014',452032,17,13);">
            <text:p>INSERT INTO scg_dt_cmp VALUES('0001','SCGCMP','SNOANTDIA050001','2014-05-31','---','-------------------------','6110800003201000001','SCGCMP','SNOANTDIA050001','D','PROVISION DE ANTIGUEDAD DE PRESTACIONES SOCIALES NOMINA DIARIA MAYO 2014',452032,17,13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50001</text:p>
          </table:table-cell>
          <table:table-cell table:style-name="ce4" office:value-type="string">
            <text:p>2014-05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7];&quot;000001&quot;)" office:value-type="string" office:string-value="6110800004508000001">
            <text:p>6110800004508000001</text:p>
          </table:table-cell>
          <table:table-cell office:value-type="string">
            <text:p>SCGCMP</text:p>
          </table:table-cell>
          <table:table-cell table:formula="of:=[.C17]" office:value-type="string" office:string-value="SNOANTDIA050001">
            <text:p>SNOANTDIA05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MAYO 2014</text:p>
          </table:table-cell>
          <table:table-cell table:style-name="ce6" office:value-type="string">
            <text:p>4508</text:p>
          </table:table-cell>
          <table:table-cell table:style-name="ce8" office:value-type="float" office:value="51328.45">
            <text:p>51.328,45</text:p>
          </table:table-cell>
          <table:table-cell office:value-type="float" office:value="14">
            <text:p>14</text:p>
          </table:table-cell>
          <table:table-cell table:style-name="ce3" table:formula="of:=CONCATENATE(&quot;INSERT INTO scg_dt_cmp VALUES('&quot;;[.A17];&quot;','&quot;;[.B17];&quot;','&quot;;[.C17];&quot;','&quot;;[.D17];&quot;','&quot;;[.E17];&quot;','&quot;;[.F17];&quot;','&quot;;[.G17];&quot;','&quot;;[.H17];&quot;','&quot;;[.I17];&quot;','&quot;;[.J17];&quot;','&quot;;[.K17];&quot;',&quot;;[.M17];&quot;,&quot;;[.N17];&quot;);&quot;)" office:value-type="string" office:string-value="INSERT INTO scg_dt_cmp VALUES('0001','SCGCMP','SNOANTDIA050001','2014-05-31','---','-------------------------','6110800004508000001','SCGCMP','SNOANTDIA050001','D','PROVISION DE ANTIGUEDAD DE PRESTACIONES SOCIALES NOMINA DIARIA MAYO 2014',51328,45,14);">
            <text:p>INSERT INTO scg_dt_cmp VALUES('0001','SCGCMP','SNOANTDIA050001','2014-05-31','---','-------------------------','6110800004508000001','SCGCMP','SNOANTDIA050001','D','PROVISION DE ANTIGUEDAD DE PRESTACIONES SOCIALES NOMINA DIARIA MAYO 2014',51328,45,14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50001</text:p>
          </table:table-cell>
          <table:table-cell table:style-name="ce4" office:value-type="string">
            <text:p>2014-05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8];&quot;000001&quot;)" office:value-type="string" office:string-value="6110800002904000001">
            <text:p>6110800002904000001</text:p>
          </table:table-cell>
          <table:table-cell office:value-type="string">
            <text:p>SCGCMP</text:p>
          </table:table-cell>
          <table:table-cell table:formula="of:=[.C18]" office:value-type="string" office:string-value="SNOANTDIA050001">
            <text:p>SNOANTDIA05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MAYO 2014</text:p>
          </table:table-cell>
          <table:table-cell table:style-name="ce6" office:value-type="string">
            <text:p>2904</text:p>
          </table:table-cell>
          <table:table-cell table:style-name="ce8" office:value-type="float" office:value="20553.7">
            <text:p>20.553,70</text:p>
          </table:table-cell>
          <table:table-cell office:value-type="float" office:value="15">
            <text:p>15</text:p>
          </table:table-cell>
          <table:table-cell table:style-name="ce3" table:formula="of:=CONCATENATE(&quot;INSERT INTO scg_dt_cmp VALUES('&quot;;[.A18];&quot;','&quot;;[.B18];&quot;','&quot;;[.C18];&quot;','&quot;;[.D18];&quot;','&quot;;[.E18];&quot;','&quot;;[.F18];&quot;','&quot;;[.G18];&quot;','&quot;;[.H18];&quot;','&quot;;[.I18];&quot;','&quot;;[.J18];&quot;','&quot;;[.K18];&quot;',&quot;;[.M18];&quot;,&quot;;[.N18];&quot;);&quot;)" office:value-type="string" office:string-value="INSERT INTO scg_dt_cmp VALUES('0001','SCGCMP','SNOANTDIA050001','2014-05-31','---','-------------------------','6110800002904000001','SCGCMP','SNOANTDIA050001','D','PROVISION DE ANTIGUEDAD DE PRESTACIONES SOCIALES NOMINA DIARIA MAYO 2014',20553,7,15);">
            <text:p>INSERT INTO scg_dt_cmp VALUES('0001','SCGCMP','SNOANTDIA050001','2014-05-31','---','-------------------------','6110800002904000001','SCGCMP','SNOANTDIA050001','D','PROVISION DE ANTIGUEDAD DE PRESTACIONES SOCIALES NOMINA DIARIA MAYO 2014',20553,7,15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50001</text:p>
          </table:table-cell>
          <table:table-cell table:style-name="ce4" office:value-type="string">
            <text:p>2014-05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9];&quot;000001&quot;)" office:value-type="string" office:string-value="6110800003102000001">
            <text:p>6110800003102000001</text:p>
          </table:table-cell>
          <table:table-cell office:value-type="string">
            <text:p>SCGCMP</text:p>
          </table:table-cell>
          <table:table-cell table:formula="of:=[.C19]" office:value-type="string" office:string-value="SNOANTDIA050001">
            <text:p>SNOANTDIA05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MAYO 2014</text:p>
          </table:table-cell>
          <table:table-cell table:style-name="ce6" office:value-type="string">
            <text:p>3102</text:p>
          </table:table-cell>
          <table:table-cell table:style-name="ce8" office:value-type="float" office:value="39354.04">
            <text:p>39.354,04</text:p>
          </table:table-cell>
          <table:table-cell office:value-type="float" office:value="16">
            <text:p>16</text:p>
          </table:table-cell>
          <table:table-cell table:style-name="ce3" table:formula="of:=CONCATENATE(&quot;INSERT INTO scg_dt_cmp VALUES('&quot;;[.A19];&quot;','&quot;;[.B19];&quot;','&quot;;[.C19];&quot;','&quot;;[.D19];&quot;','&quot;;[.E19];&quot;','&quot;;[.F19];&quot;','&quot;;[.G19];&quot;','&quot;;[.H19];&quot;','&quot;;[.I19];&quot;','&quot;;[.J19];&quot;','&quot;;[.K19];&quot;',&quot;;[.M19];&quot;,&quot;;[.N19];&quot;);&quot;)" office:value-type="string" office:string-value="INSERT INTO scg_dt_cmp VALUES('0001','SCGCMP','SNOANTDIA050001','2014-05-31','---','-------------------------','6110800003102000001','SCGCMP','SNOANTDIA050001','D','PROVISION DE ANTIGUEDAD DE PRESTACIONES SOCIALES NOMINA DIARIA MAYO 2014',39354,04,16);">
            <text:p>INSERT INTO scg_dt_cmp VALUES('0001','SCGCMP','SNOANTDIA050001','2014-05-31','---','-------------------------','6110800003102000001','SCGCMP','SNOANTDIA050001','D','PROVISION DE ANTIGUEDAD DE PRESTACIONES SOCIALES NOMINA DIARIA MAYO 2014',39354,04,16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50001</text:p>
          </table:table-cell>
          <table:table-cell table:style-name="ce4" office:value-type="string">
            <text:p>2014-05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20];&quot;000001&quot;)" office:value-type="string" office:string-value="6110800004300000001">
            <text:p>6110800004300000001</text:p>
          </table:table-cell>
          <table:table-cell office:value-type="string">
            <text:p>SCGCMP</text:p>
          </table:table-cell>
          <table:table-cell table:formula="of:=[.C20]" office:value-type="string" office:string-value="SNOANTDIA050001">
            <text:p>SNOANTDIA05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MAYO 2014</text:p>
          </table:table-cell>
          <table:table-cell table:style-name="ce6" office:value-type="string">
            <text:p>4300</text:p>
          </table:table-cell>
          <table:table-cell table:style-name="ce8" office:value-type="float" office:value="38471.24">
            <text:p>38.471,24</text:p>
          </table:table-cell>
          <table:table-cell office:value-type="float" office:value="17">
            <text:p>17</text:p>
          </table:table-cell>
          <table:table-cell table:style-name="ce3" table:formula="of:=CONCATENATE(&quot;INSERT INTO scg_dt_cmp VALUES('&quot;;[.A20];&quot;','&quot;;[.B20];&quot;','&quot;;[.C20];&quot;','&quot;;[.D20];&quot;','&quot;;[.E20];&quot;','&quot;;[.F20];&quot;','&quot;;[.G20];&quot;','&quot;;[.H20];&quot;','&quot;;[.I20];&quot;','&quot;;[.J20];&quot;','&quot;;[.K20];&quot;',&quot;;[.M20];&quot;,&quot;;[.N20];&quot;);&quot;)" office:value-type="string" office:string-value="INSERT INTO scg_dt_cmp VALUES('0001','SCGCMP','SNOANTDIA050001','2014-05-31','---','-------------------------','6110800004300000001','SCGCMP','SNOANTDIA050001','D','PROVISION DE ANTIGUEDAD DE PRESTACIONES SOCIALES NOMINA DIARIA MAYO 2014',38471,24,17);">
            <text:p>INSERT INTO scg_dt_cmp VALUES('0001','SCGCMP','SNOANTDIA050001','2014-05-31','---','-------------------------','6110800004300000001','SCGCMP','SNOANTDIA050001','D','PROVISION DE ANTIGUEDAD DE PRESTACIONES SOCIALES NOMINA DIARIA MAYO 2014',38471,24,17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50001</text:p>
          </table:table-cell>
          <table:table-cell table:style-name="ce4" office:value-type="string">
            <text:p>2014-05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21];&quot;000001&quot;)" office:value-type="string" office:string-value="6110800003601000001">
            <text:p>6110800003601000001</text:p>
          </table:table-cell>
          <table:table-cell office:value-type="string">
            <text:p>SCGCMP</text:p>
          </table:table-cell>
          <table:table-cell table:formula="of:=[.C21]" office:value-type="string" office:string-value="SNOANTDIA050001">
            <text:p>SNOANTDIA05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MAYO 2014</text:p>
          </table:table-cell>
          <table:table-cell table:style-name="ce6" office:value-type="string">
            <text:p>3601</text:p>
          </table:table-cell>
          <table:table-cell table:style-name="ce8" office:value-type="float" office:value="16588.9">
            <text:p>16.588,90</text:p>
          </table:table-cell>
          <table:table-cell office:value-type="float" office:value="18">
            <text:p>18</text:p>
          </table:table-cell>
          <table:table-cell table:style-name="ce3" table:formula="of:=CONCATENATE(&quot;INSERT INTO scg_dt_cmp VALUES('&quot;;[.A21];&quot;','&quot;;[.B21];&quot;','&quot;;[.C21];&quot;','&quot;;[.D21];&quot;','&quot;;[.E21];&quot;','&quot;;[.F21];&quot;','&quot;;[.G21];&quot;','&quot;;[.H21];&quot;','&quot;;[.I21];&quot;','&quot;;[.J21];&quot;','&quot;;[.K21];&quot;',&quot;;[.M21];&quot;,&quot;;[.N21];&quot;);&quot;)" office:value-type="string" office:string-value="INSERT INTO scg_dt_cmp VALUES('0001','SCGCMP','SNOANTDIA050001','2014-05-31','---','-------------------------','6110800003601000001','SCGCMP','SNOANTDIA050001','D','PROVISION DE ANTIGUEDAD DE PRESTACIONES SOCIALES NOMINA DIARIA MAYO 2014',16588,9,18);">
            <text:p>INSERT INTO scg_dt_cmp VALUES('0001','SCGCMP','SNOANTDIA050001','2014-05-31','---','-------------------------','6110800003601000001','SCGCMP','SNOANTDIA050001','D','PROVISION DE ANTIGUEDAD DE PRESTACIONES SOCIALES NOMINA DIARIA MAYO 2014',16588,9,18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50001</text:p>
          </table:table-cell>
          <table:table-cell table:style-name="ce4" office:value-type="string">
            <text:p>2014-05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22];&quot;000001&quot;)" office:value-type="string" office:string-value="6110800002004000001">
            <text:p>6110800002004000001</text:p>
          </table:table-cell>
          <table:table-cell office:value-type="string">
            <text:p>SCGCMP</text:p>
          </table:table-cell>
          <table:table-cell table:formula="of:=[.C22]" office:value-type="string" office:string-value="SNOANTDIA050001">
            <text:p>SNOANTDIA05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MAYO 2014</text:p>
          </table:table-cell>
          <table:table-cell table:style-name="ce6" office:value-type="string">
            <text:p>2004</text:p>
          </table:table-cell>
          <table:table-cell table:style-name="ce8" office:value-type="float" office:value="58861.06">
            <text:p>58.861,06</text:p>
          </table:table-cell>
          <table:table-cell office:value-type="float" office:value="19">
            <text:p>19</text:p>
          </table:table-cell>
          <table:table-cell table:style-name="ce3" table:formula="of:=CONCATENATE(&quot;INSERT INTO scg_dt_cmp VALUES('&quot;;[.A22];&quot;','&quot;;[.B22];&quot;','&quot;;[.C22];&quot;','&quot;;[.D22];&quot;','&quot;;[.E22];&quot;','&quot;;[.F22];&quot;','&quot;;[.G22];&quot;','&quot;;[.H22];&quot;','&quot;;[.I22];&quot;','&quot;;[.J22];&quot;','&quot;;[.K22];&quot;',&quot;;[.M22];&quot;,&quot;;[.N22];&quot;);&quot;)" office:value-type="string" office:string-value="INSERT INTO scg_dt_cmp VALUES('0001','SCGCMP','SNOANTDIA050001','2014-05-31','---','-------------------------','6110800002004000001','SCGCMP','SNOANTDIA050001','D','PROVISION DE ANTIGUEDAD DE PRESTACIONES SOCIALES NOMINA DIARIA MAYO 2014',58861,06,19);">
            <text:p>INSERT INTO scg_dt_cmp VALUES('0001','SCGCMP','SNOANTDIA050001','2014-05-31','---','-------------------------','6110800002004000001','SCGCMP','SNOANTDIA050001','D','PROVISION DE ANTIGUEDAD DE PRESTACIONES SOCIALES NOMINA DIARIA MAYO 2014',58861,06,19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50001</text:p>
          </table:table-cell>
          <table:table-cell table:style-name="ce4" office:value-type="string">
            <text:p>2014-05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23];&quot;000001&quot;)" office:value-type="string" office:string-value="6110800002902000001">
            <text:p>6110800002902000001</text:p>
          </table:table-cell>
          <table:table-cell office:value-type="string">
            <text:p>SCGCMP</text:p>
          </table:table-cell>
          <table:table-cell table:formula="of:=[.C23]" office:value-type="string" office:string-value="SNOANTDIA050001">
            <text:p>SNOANTDIA05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MAYO 2014</text:p>
          </table:table-cell>
          <table:table-cell table:style-name="ce6" office:value-type="string">
            <text:p>2902</text:p>
          </table:table-cell>
          <table:table-cell table:style-name="ce8" office:value-type="float" office:value="5446.41">
            <text:p>5.446,41</text:p>
          </table:table-cell>
          <table:table-cell office:value-type="float" office:value="20">
            <text:p>20</text:p>
          </table:table-cell>
          <table:table-cell table:style-name="ce3" table:formula="of:=CONCATENATE(&quot;INSERT INTO scg_dt_cmp VALUES('&quot;;[.A23];&quot;','&quot;;[.B23];&quot;','&quot;;[.C23];&quot;','&quot;;[.D23];&quot;','&quot;;[.E23];&quot;','&quot;;[.F23];&quot;','&quot;;[.G23];&quot;','&quot;;[.H23];&quot;','&quot;;[.I23];&quot;','&quot;;[.J23];&quot;','&quot;;[.K23];&quot;',&quot;;[.M23];&quot;,&quot;;[.N23];&quot;);&quot;)" office:value-type="string" office:string-value="INSERT INTO scg_dt_cmp VALUES('0001','SCGCMP','SNOANTDIA050001','2014-05-31','---','-------------------------','6110800002902000001','SCGCMP','SNOANTDIA050001','D','PROVISION DE ANTIGUEDAD DE PRESTACIONES SOCIALES NOMINA DIARIA MAYO 2014',5446,41,20);">
            <text:p>INSERT INTO scg_dt_cmp VALUES('0001','SCGCMP','SNOANTDIA050001','2014-05-31','---','-------------------------','6110800002902000001','SCGCMP','SNOANTDIA050001','D','PROVISION DE ANTIGUEDAD DE PRESTACIONES SOCIALES NOMINA DIARIA MAYO 2014',5446,41,20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50001</text:p>
          </table:table-cell>
          <table:table-cell table:style-name="ce4" office:value-type="string">
            <text:p>2014-05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24];&quot;000001&quot;)" office:value-type="string" office:string-value="6110800004101000001">
            <text:p>6110800004101000001</text:p>
          </table:table-cell>
          <table:table-cell office:value-type="string">
            <text:p>SCGCMP</text:p>
          </table:table-cell>
          <table:table-cell table:formula="of:=[.C24]" office:value-type="string" office:string-value="SNOANTDIA050001">
            <text:p>SNOANTDIA05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MAYO 2014</text:p>
          </table:table-cell>
          <table:table-cell table:style-name="ce6" office:value-type="string">
            <text:p>4101</text:p>
          </table:table-cell>
          <table:table-cell table:style-name="ce8" office:value-type="float" office:value="29046.69">
            <text:p>29.046,69</text:p>
          </table:table-cell>
          <table:table-cell office:value-type="float" office:value="21">
            <text:p>21</text:p>
          </table:table-cell>
          <table:table-cell table:style-name="ce3" table:formula="of:=CONCATENATE(&quot;INSERT INTO scg_dt_cmp VALUES('&quot;;[.A24];&quot;','&quot;;[.B24];&quot;','&quot;;[.C24];&quot;','&quot;;[.D24];&quot;','&quot;;[.E24];&quot;','&quot;;[.F24];&quot;','&quot;;[.G24];&quot;','&quot;;[.H24];&quot;','&quot;;[.I24];&quot;','&quot;;[.J24];&quot;','&quot;;[.K24];&quot;',&quot;;[.M24];&quot;,&quot;;[.N24];&quot;);&quot;)" office:value-type="string" office:string-value="INSERT INTO scg_dt_cmp VALUES('0001','SCGCMP','SNOANTDIA050001','2014-05-31','---','-------------------------','6110800004101000001','SCGCMP','SNOANTDIA050001','D','PROVISION DE ANTIGUEDAD DE PRESTACIONES SOCIALES NOMINA DIARIA MAYO 2014',29046,69,21);">
            <text:p>INSERT INTO scg_dt_cmp VALUES('0001','SCGCMP','SNOANTDIA050001','2014-05-31','---','-------------------------','6110800004101000001','SCGCMP','SNOANTDIA050001','D','PROVISION DE ANTIGUEDAD DE PRESTACIONES SOCIALES NOMINA DIARIA MAYO 2014',29046,69,21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50001</text:p>
          </table:table-cell>
          <table:table-cell table:style-name="ce4" office:value-type="string">
            <text:p>2014-05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25];&quot;000001&quot;)" office:value-type="string" office:string-value="6110800002901000001">
            <text:p>6110800002901000001</text:p>
          </table:table-cell>
          <table:table-cell office:value-type="string">
            <text:p>SCGCMP</text:p>
          </table:table-cell>
          <table:table-cell table:formula="of:=[.C25]" office:value-type="string" office:string-value="SNOANTDIA050001">
            <text:p>SNOANTDIA05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MAYO 2014</text:p>
          </table:table-cell>
          <table:table-cell table:style-name="ce6" office:value-type="string">
            <text:p>2901</text:p>
          </table:table-cell>
          <table:table-cell table:style-name="ce8" office:value-type="float" office:value="120408.65">
            <text:p>120.408,65</text:p>
          </table:table-cell>
          <table:table-cell office:value-type="float" office:value="22">
            <text:p>22</text:p>
          </table:table-cell>
          <table:table-cell table:style-name="ce3" table:formula="of:=CONCATENATE(&quot;INSERT INTO scg_dt_cmp VALUES('&quot;;[.A25];&quot;','&quot;;[.B25];&quot;','&quot;;[.C25];&quot;','&quot;;[.D25];&quot;','&quot;;[.E25];&quot;','&quot;;[.F25];&quot;','&quot;;[.G25];&quot;','&quot;;[.H25];&quot;','&quot;;[.I25];&quot;','&quot;;[.J25];&quot;','&quot;;[.K25];&quot;',&quot;;[.M25];&quot;,&quot;;[.N25];&quot;);&quot;)" office:value-type="string" office:string-value="INSERT INTO scg_dt_cmp VALUES('0001','SCGCMP','SNOANTDIA050001','2014-05-31','---','-------------------------','6110800002901000001','SCGCMP','SNOANTDIA050001','D','PROVISION DE ANTIGUEDAD DE PRESTACIONES SOCIALES NOMINA DIARIA MAYO 2014',120408,65,22);">
            <text:p>INSERT INTO scg_dt_cmp VALUES('0001','SCGCMP','SNOANTDIA050001','2014-05-31','---','-------------------------','6110800002901000001','SCGCMP','SNOANTDIA050001','D','PROVISION DE ANTIGUEDAD DE PRESTACIONES SOCIALES NOMINA DIARIA MAYO 2014',120408,65,22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50001</text:p>
          </table:table-cell>
          <table:table-cell table:style-name="ce4" office:value-type="string">
            <text:p>2014-05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26];&quot;000001&quot;)" office:value-type="string" office:string-value="6110800002701000001">
            <text:p>6110800002701000001</text:p>
          </table:table-cell>
          <table:table-cell office:value-type="string">
            <text:p>SCGCMP</text:p>
          </table:table-cell>
          <table:table-cell table:formula="of:=[.C26]" office:value-type="string" office:string-value="SNOANTDIA050001">
            <text:p>SNOANTDIA05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MAYO 2014</text:p>
          </table:table-cell>
          <table:table-cell table:style-name="ce6" office:value-type="string">
            <text:p>2701</text:p>
          </table:table-cell>
          <table:table-cell table:style-name="ce8" office:value-type="float" office:value="2206.03">
            <text:p>2.206,03</text:p>
          </table:table-cell>
          <table:table-cell office:value-type="float" office:value="23">
            <text:p>23</text:p>
          </table:table-cell>
          <table:table-cell table:style-name="ce3" table:formula="of:=CONCATENATE(&quot;INSERT INTO scg_dt_cmp VALUES('&quot;;[.A26];&quot;','&quot;;[.B26];&quot;','&quot;;[.C26];&quot;','&quot;;[.D26];&quot;','&quot;;[.E26];&quot;','&quot;;[.F26];&quot;','&quot;;[.G26];&quot;','&quot;;[.H26];&quot;','&quot;;[.I26];&quot;','&quot;;[.J26];&quot;','&quot;;[.K26];&quot;',&quot;;[.M26];&quot;,&quot;;[.N26];&quot;);&quot;)" office:value-type="string" office:string-value="INSERT INTO scg_dt_cmp VALUES('0001','SCGCMP','SNOANTDIA050001','2014-05-31','---','-------------------------','6110800002701000001','SCGCMP','SNOANTDIA050001','D','PROVISION DE ANTIGUEDAD DE PRESTACIONES SOCIALES NOMINA DIARIA MAYO 2014',2206,03,23);">
            <text:p>INSERT INTO scg_dt_cmp VALUES('0001','SCGCMP','SNOANTDIA050001','2014-05-31','---','-------------------------','6110800002701000001','SCGCMP','SNOANTDIA050001','D','PROVISION DE ANTIGUEDAD DE PRESTACIONES SOCIALES NOMINA DIARIA MAYO 2014',2206,03,23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50001</text:p>
          </table:table-cell>
          <table:table-cell table:style-name="ce4" office:value-type="string">
            <text:p>2014-05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27];&quot;000001&quot;)" office:value-type="string" office:string-value="6110800003802000001">
            <text:p>6110800003802000001</text:p>
          </table:table-cell>
          <table:table-cell office:value-type="string">
            <text:p>SCGCMP</text:p>
          </table:table-cell>
          <table:table-cell table:formula="of:=[.C27]" office:value-type="string" office:string-value="SNOANTDIA050001">
            <text:p>SNOANTDIA05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MAYO 2014</text:p>
          </table:table-cell>
          <table:table-cell table:style-name="ce6" office:value-type="string">
            <text:p>3802</text:p>
          </table:table-cell>
          <table:table-cell table:style-name="ce8" office:value-type="float" office:value="21709.06">
            <text:p>21.709,06</text:p>
          </table:table-cell>
          <table:table-cell office:value-type="float" office:value="24">
            <text:p>24</text:p>
          </table:table-cell>
          <table:table-cell table:style-name="ce3" table:formula="of:=CONCATENATE(&quot;INSERT INTO scg_dt_cmp VALUES('&quot;;[.A27];&quot;','&quot;;[.B27];&quot;','&quot;;[.C27];&quot;','&quot;;[.D27];&quot;','&quot;;[.E27];&quot;','&quot;;[.F27];&quot;','&quot;;[.G27];&quot;','&quot;;[.H27];&quot;','&quot;;[.I27];&quot;','&quot;;[.J27];&quot;','&quot;;[.K27];&quot;',&quot;;[.M27];&quot;,&quot;;[.N27];&quot;);&quot;)" office:value-type="string" office:string-value="INSERT INTO scg_dt_cmp VALUES('0001','SCGCMP','SNOANTDIA050001','2014-05-31','---','-------------------------','6110800003802000001','SCGCMP','SNOANTDIA050001','D','PROVISION DE ANTIGUEDAD DE PRESTACIONES SOCIALES NOMINA DIARIA MAYO 2014',21709,06,24);">
            <text:p>INSERT INTO scg_dt_cmp VALUES('0001','SCGCMP','SNOANTDIA050001','2014-05-31','---','-------------------------','6110800003802000001','SCGCMP','SNOANTDIA050001','D','PROVISION DE ANTIGUEDAD DE PRESTACIONES SOCIALES NOMINA DIARIA MAYO 2014',21709,06,24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50001</text:p>
          </table:table-cell>
          <table:table-cell table:style-name="ce4" office:value-type="string">
            <text:p>2014-05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28];&quot;000001&quot;)" office:value-type="string" office:string-value="6110800004507000001">
            <text:p>6110800004507000001</text:p>
          </table:table-cell>
          <table:table-cell office:value-type="string">
            <text:p>SCGCMP</text:p>
          </table:table-cell>
          <table:table-cell table:formula="of:=[.C28]" office:value-type="string" office:string-value="SNOANTDIA050001">
            <text:p>SNOANTDIA05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MAYO 2014</text:p>
          </table:table-cell>
          <table:table-cell table:style-name="ce6" office:value-type="string">
            <text:p>4507</text:p>
          </table:table-cell>
          <table:table-cell table:style-name="ce8" office:value-type="float" office:value="39151.44">
            <text:p>39.151,44</text:p>
          </table:table-cell>
          <table:table-cell office:value-type="float" office:value="25">
            <text:p>25</text:p>
          </table:table-cell>
          <table:table-cell table:style-name="ce3" table:formula="of:=CONCATENATE(&quot;INSERT INTO scg_dt_cmp VALUES('&quot;;[.A28];&quot;','&quot;;[.B28];&quot;','&quot;;[.C28];&quot;','&quot;;[.D28];&quot;','&quot;;[.E28];&quot;','&quot;;[.F28];&quot;','&quot;;[.G28];&quot;','&quot;;[.H28];&quot;','&quot;;[.I28];&quot;','&quot;;[.J28];&quot;','&quot;;[.K28];&quot;',&quot;;[.M28];&quot;,&quot;;[.N28];&quot;);&quot;)" office:value-type="string" office:string-value="INSERT INTO scg_dt_cmp VALUES('0001','SCGCMP','SNOANTDIA050001','2014-05-31','---','-------------------------','6110800004507000001','SCGCMP','SNOANTDIA050001','D','PROVISION DE ANTIGUEDAD DE PRESTACIONES SOCIALES NOMINA DIARIA MAYO 2014',39151,44,25);">
            <text:p>INSERT INTO scg_dt_cmp VALUES('0001','SCGCMP','SNOANTDIA050001','2014-05-31','---','-------------------------','6110800004507000001','SCGCMP','SNOANTDIA050001','D','PROVISION DE ANTIGUEDAD DE PRESTACIONES SOCIALES NOMINA DIARIA MAYO 2014',39151,44,25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50001</text:p>
          </table:table-cell>
          <table:table-cell table:style-name="ce4" office:value-type="string">
            <text:p>2014-05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29];&quot;000001&quot;)" office:value-type="string" office:string-value="6110800004503000001">
            <text:p>6110800004503000001</text:p>
          </table:table-cell>
          <table:table-cell office:value-type="string">
            <text:p>SCGCMP</text:p>
          </table:table-cell>
          <table:table-cell table:formula="of:=[.C29]" office:value-type="string" office:string-value="SNOANTDIA050001">
            <text:p>SNOANTDIA05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MAYO 2014</text:p>
          </table:table-cell>
          <table:table-cell table:style-name="ce6" office:value-type="string">
            <text:p>4503</text:p>
          </table:table-cell>
          <table:table-cell table:style-name="ce8" office:value-type="float" office:value="24221.45">
            <text:p>24.221,45</text:p>
          </table:table-cell>
          <table:table-cell office:value-type="float" office:value="26">
            <text:p>26</text:p>
          </table:table-cell>
          <table:table-cell table:style-name="ce3" table:formula="of:=CONCATENATE(&quot;INSERT INTO scg_dt_cmp VALUES('&quot;;[.A29];&quot;','&quot;;[.B29];&quot;','&quot;;[.C29];&quot;','&quot;;[.D29];&quot;','&quot;;[.E29];&quot;','&quot;;[.F29];&quot;','&quot;;[.G29];&quot;','&quot;;[.H29];&quot;','&quot;;[.I29];&quot;','&quot;;[.J29];&quot;','&quot;;[.K29];&quot;',&quot;;[.M29];&quot;,&quot;;[.N29];&quot;);&quot;)" office:value-type="string" office:string-value="INSERT INTO scg_dt_cmp VALUES('0001','SCGCMP','SNOANTDIA050001','2014-05-31','---','-------------------------','6110800004503000001','SCGCMP','SNOANTDIA050001','D','PROVISION DE ANTIGUEDAD DE PRESTACIONES SOCIALES NOMINA DIARIA MAYO 2014',24221,45,26);">
            <text:p>INSERT INTO scg_dt_cmp VALUES('0001','SCGCMP','SNOANTDIA050001','2014-05-31','---','-------------------------','6110800004503000001','SCGCMP','SNOANTDIA050001','D','PROVISION DE ANTIGUEDAD DE PRESTACIONES SOCIALES NOMINA DIARIA MAYO 2014',24221,45,26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50001</text:p>
          </table:table-cell>
          <table:table-cell table:style-name="ce4" office:value-type="string">
            <text:p>2014-05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30];&quot;000001&quot;)" office:value-type="string" office:string-value="6110800003801000001">
            <text:p>6110800003801000001</text:p>
          </table:table-cell>
          <table:table-cell office:value-type="string">
            <text:p>SCGCMP</text:p>
          </table:table-cell>
          <table:table-cell table:formula="of:=[.C30]" office:value-type="string" office:string-value="SNOANTDIA050001">
            <text:p>SNOANTDIA05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MAYO 2014</text:p>
          </table:table-cell>
          <table:table-cell table:style-name="ce6" office:value-type="string">
            <text:p>3801</text:p>
          </table:table-cell>
          <table:table-cell table:style-name="ce8" office:value-type="float" office:value="41511.68">
            <text:p>41.511,68</text:p>
          </table:table-cell>
          <table:table-cell office:value-type="float" office:value="27">
            <text:p>27</text:p>
          </table:table-cell>
          <table:table-cell table:style-name="ce3" table:formula="of:=CONCATENATE(&quot;INSERT INTO scg_dt_cmp VALUES('&quot;;[.A30];&quot;','&quot;;[.B30];&quot;','&quot;;[.C30];&quot;','&quot;;[.D30];&quot;','&quot;;[.E30];&quot;','&quot;;[.F30];&quot;','&quot;;[.G30];&quot;','&quot;;[.H30];&quot;','&quot;;[.I30];&quot;','&quot;;[.J30];&quot;','&quot;;[.K30];&quot;',&quot;;[.M30];&quot;,&quot;;[.N30];&quot;);&quot;)" office:value-type="string" office:string-value="INSERT INTO scg_dt_cmp VALUES('0001','SCGCMP','SNOANTDIA050001','2014-05-31','---','-------------------------','6110800003801000001','SCGCMP','SNOANTDIA050001','D','PROVISION DE ANTIGUEDAD DE PRESTACIONES SOCIALES NOMINA DIARIA MAYO 2014',41511,68,27);">
            <text:p>INSERT INTO scg_dt_cmp VALUES('0001','SCGCMP','SNOANTDIA050001','2014-05-31','---','-------------------------','6110800003801000001','SCGCMP','SNOANTDIA050001','D','PROVISION DE ANTIGUEDAD DE PRESTACIONES SOCIALES NOMINA DIARIA MAYO 2014',41511,68,27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50001</text:p>
          </table:table-cell>
          <table:table-cell table:style-name="ce4" office:value-type="string">
            <text:p>2014-05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31];&quot;000001&quot;)" office:value-type="string" office:string-value="6110800003304000001">
            <text:p>6110800003304000001</text:p>
          </table:table-cell>
          <table:table-cell office:value-type="string">
            <text:p>SCGCMP</text:p>
          </table:table-cell>
          <table:table-cell table:formula="of:=[.C31]" office:value-type="string" office:string-value="SNOANTDIA050001">
            <text:p>SNOANTDIA05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MAYO 2014</text:p>
          </table:table-cell>
          <table:table-cell table:style-name="ce6" office:value-type="string">
            <text:p>3304</text:p>
          </table:table-cell>
          <table:table-cell table:style-name="ce8" office:value-type="float" office:value="47089.1633333333">
            <text:p>47.089,16</text:p>
          </table:table-cell>
          <table:table-cell office:value-type="float" office:value="28">
            <text:p>28</text:p>
          </table:table-cell>
          <table:table-cell table:style-name="ce3" table:formula="of:=CONCATENATE(&quot;INSERT INTO scg_dt_cmp VALUES('&quot;;[.A31];&quot;','&quot;;[.B31];&quot;','&quot;;[.C31];&quot;','&quot;;[.D31];&quot;','&quot;;[.E31];&quot;','&quot;;[.F31];&quot;','&quot;;[.G31];&quot;','&quot;;[.H31];&quot;','&quot;;[.I31];&quot;','&quot;;[.J31];&quot;','&quot;;[.K31];&quot;',&quot;;[.M31];&quot;,&quot;;[.N31];&quot;);&quot;)" office:value-type="string" office:string-value="INSERT INTO scg_dt_cmp VALUES('0001','SCGCMP','SNOANTDIA050001','2014-05-31','---','-------------------------','6110800003304000001','SCGCMP','SNOANTDIA050001','D','PROVISION DE ANTIGUEDAD DE PRESTACIONES SOCIALES NOMINA DIARIA MAYO 2014',47089,1633333333,28);">
            <text:p>INSERT INTO scg_dt_cmp VALUES('0001','SCGCMP','SNOANTDIA050001','2014-05-31','---','-------------------------','6110800003304000001','SCGCMP','SNOANTDIA050001','D','PROVISION DE ANTIGUEDAD DE PRESTACIONES SOCIALES NOMINA DIARIA MAYO 2014',47089,1633333333,28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50001</text:p>
          </table:table-cell>
          <table:table-cell table:style-name="ce4" office:value-type="string">
            <text:p>2014-05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32];&quot;000001&quot;)" office:value-type="string" office:string-value="6110800004203000001">
            <text:p>6110800004203000001</text:p>
          </table:table-cell>
          <table:table-cell office:value-type="string">
            <text:p>SCGCMP</text:p>
          </table:table-cell>
          <table:table-cell table:formula="of:=[.C32]" office:value-type="string" office:string-value="SNOANTDIA050001">
            <text:p>SNOANTDIA05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MAYO 2014</text:p>
          </table:table-cell>
          <table:table-cell table:style-name="ce6" office:value-type="string">
            <text:p>4203</text:p>
          </table:table-cell>
          <table:table-cell table:style-name="ce8" office:value-type="float" office:value="270357.86">
            <text:p>270.357,86</text:p>
          </table:table-cell>
          <table:table-cell office:value-type="float" office:value="29">
            <text:p>29</text:p>
          </table:table-cell>
          <table:table-cell table:style-name="ce3" table:formula="of:=CONCATENATE(&quot;INSERT INTO scg_dt_cmp VALUES('&quot;;[.A32];&quot;','&quot;;[.B32];&quot;','&quot;;[.C32];&quot;','&quot;;[.D32];&quot;','&quot;;[.E32];&quot;','&quot;;[.F32];&quot;','&quot;;[.G32];&quot;','&quot;;[.H32];&quot;','&quot;;[.I32];&quot;','&quot;;[.J32];&quot;','&quot;;[.K32];&quot;',&quot;;[.M32];&quot;,&quot;;[.N32];&quot;);&quot;)" office:value-type="string" office:string-value="INSERT INTO scg_dt_cmp VALUES('0001','SCGCMP','SNOANTDIA050001','2014-05-31','---','-------------------------','6110800004203000001','SCGCMP','SNOANTDIA050001','D','PROVISION DE ANTIGUEDAD DE PRESTACIONES SOCIALES NOMINA DIARIA MAYO 2014',270357,86,29);">
            <text:p>INSERT INTO scg_dt_cmp VALUES('0001','SCGCMP','SNOANTDIA050001','2014-05-31','---','-------------------------','6110800004203000001','SCGCMP','SNOANTDIA050001','D','PROVISION DE ANTIGUEDAD DE PRESTACIONES SOCIALES NOMINA DIARIA MAYO 2014',270357,86,29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50001</text:p>
          </table:table-cell>
          <table:table-cell table:style-name="ce4" office:value-type="string">
            <text:p>2014-05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33];&quot;000001&quot;)" office:value-type="string" office:string-value="6110800004502000001">
            <text:p>6110800004502000001</text:p>
          </table:table-cell>
          <table:table-cell office:value-type="string">
            <text:p>SCGCMP</text:p>
          </table:table-cell>
          <table:table-cell table:formula="of:=[.C33]" office:value-type="string" office:string-value="SNOANTDIA050001">
            <text:p>SNOANTDIA05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MAYO 2014</text:p>
          </table:table-cell>
          <table:table-cell table:style-name="ce6" office:value-type="string">
            <text:p>4502</text:p>
          </table:table-cell>
          <table:table-cell table:style-name="ce8" office:value-type="float" office:value="24157.73">
            <text:p>24.157,73</text:p>
          </table:table-cell>
          <table:table-cell office:value-type="float" office:value="30">
            <text:p>30</text:p>
          </table:table-cell>
          <table:table-cell table:style-name="ce3" table:formula="of:=CONCATENATE(&quot;INSERT INTO scg_dt_cmp VALUES('&quot;;[.A33];&quot;','&quot;;[.B33];&quot;','&quot;;[.C33];&quot;','&quot;;[.D33];&quot;','&quot;;[.E33];&quot;','&quot;;[.F33];&quot;','&quot;;[.G33];&quot;','&quot;;[.H33];&quot;','&quot;;[.I33];&quot;','&quot;;[.J33];&quot;','&quot;;[.K33];&quot;',&quot;;[.M33];&quot;,&quot;;[.N33];&quot;);&quot;)" office:value-type="string" office:string-value="INSERT INTO scg_dt_cmp VALUES('0001','SCGCMP','SNOANTDIA050001','2014-05-31','---','-------------------------','6110800004502000001','SCGCMP','SNOANTDIA050001','D','PROVISION DE ANTIGUEDAD DE PRESTACIONES SOCIALES NOMINA DIARIA MAYO 2014',24157,73,30);">
            <text:p>INSERT INTO scg_dt_cmp VALUES('0001','SCGCMP','SNOANTDIA050001','2014-05-31','---','-------------------------','6110800004502000001','SCGCMP','SNOANTDIA050001','D','PROVISION DE ANTIGUEDAD DE PRESTACIONES SOCIALES NOMINA DIARIA MAYO 2014',24157,73,30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50001</text:p>
          </table:table-cell>
          <table:table-cell table:style-name="ce4" office:value-type="string">
            <text:p>2014-05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34];&quot;000001&quot;)" office:value-type="string" office:string-value="6110800004602000001">
            <text:p>6110800004602000001</text:p>
          </table:table-cell>
          <table:table-cell office:value-type="string">
            <text:p>SCGCMP</text:p>
          </table:table-cell>
          <table:table-cell table:formula="of:=[.C34]" office:value-type="string" office:string-value="SNOANTDIA050001">
            <text:p>SNOANTDIA05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MAYO 2014</text:p>
          </table:table-cell>
          <table:table-cell table:style-name="ce6" office:value-type="string">
            <text:p>4602</text:p>
          </table:table-cell>
          <table:table-cell table:style-name="ce8" office:value-type="float" office:value="11415.5">
            <text:p>11.415,50</text:p>
          </table:table-cell>
          <table:table-cell office:value-type="float" office:value="31">
            <text:p>31</text:p>
          </table:table-cell>
          <table:table-cell table:style-name="ce3" table:formula="of:=CONCATENATE(&quot;INSERT INTO scg_dt_cmp VALUES('&quot;;[.A34];&quot;','&quot;;[.B34];&quot;','&quot;;[.C34];&quot;','&quot;;[.D34];&quot;','&quot;;[.E34];&quot;','&quot;;[.F34];&quot;','&quot;;[.G34];&quot;','&quot;;[.H34];&quot;','&quot;;[.I34];&quot;','&quot;;[.J34];&quot;','&quot;;[.K34];&quot;',&quot;;[.M34];&quot;,&quot;;[.N34];&quot;);&quot;)" office:value-type="string" office:string-value="INSERT INTO scg_dt_cmp VALUES('0001','SCGCMP','SNOANTDIA050001','2014-05-31','---','-------------------------','6110800004602000001','SCGCMP','SNOANTDIA050001','D','PROVISION DE ANTIGUEDAD DE PRESTACIONES SOCIALES NOMINA DIARIA MAYO 2014',11415,5,31);">
            <text:p>INSERT INTO scg_dt_cmp VALUES('0001','SCGCMP','SNOANTDIA050001','2014-05-31','---','-------------------------','6110800004602000001','SCGCMP','SNOANTDIA050001','D','PROVISION DE ANTIGUEDAD DE PRESTACIONES SOCIALES NOMINA DIARIA MAYO 2014',11415,5,31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50001</text:p>
          </table:table-cell>
          <table:table-cell table:style-name="ce4" office:value-type="string">
            <text:p>2014-05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35];&quot;000001&quot;)" office:value-type="string" office:string-value="6110800004201000001">
            <text:p>6110800004201000001</text:p>
          </table:table-cell>
          <table:table-cell office:value-type="string">
            <text:p>SCGCMP</text:p>
          </table:table-cell>
          <table:table-cell table:formula="of:=[.C35]" office:value-type="string" office:string-value="SNOANTDIA050001">
            <text:p>SNOANTDIA05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MAYO 2014</text:p>
          </table:table-cell>
          <table:table-cell table:style-name="ce6" office:value-type="string">
            <text:p>4201</text:p>
          </table:table-cell>
          <table:table-cell table:style-name="ce8" office:value-type="float" office:value="84548.62">
            <text:p>84.548,62</text:p>
          </table:table-cell>
          <table:table-cell office:value-type="float" office:value="32">
            <text:p>32</text:p>
          </table:table-cell>
          <table:table-cell table:style-name="ce3" table:formula="of:=CONCATENATE(&quot;INSERT INTO scg_dt_cmp VALUES('&quot;;[.A35];&quot;','&quot;;[.B35];&quot;','&quot;;[.C35];&quot;','&quot;;[.D35];&quot;','&quot;;[.E35];&quot;','&quot;;[.F35];&quot;','&quot;;[.G35];&quot;','&quot;;[.H35];&quot;','&quot;;[.I35];&quot;','&quot;;[.J35];&quot;','&quot;;[.K35];&quot;',&quot;;[.M35];&quot;,&quot;;[.N35];&quot;);&quot;)" office:value-type="string" office:string-value="INSERT INTO scg_dt_cmp VALUES('0001','SCGCMP','SNOANTDIA050001','2014-05-31','---','-------------------------','6110800004201000001','SCGCMP','SNOANTDIA050001','D','PROVISION DE ANTIGUEDAD DE PRESTACIONES SOCIALES NOMINA DIARIA MAYO 2014',84548,62,32);">
            <text:p>INSERT INTO scg_dt_cmp VALUES('0001','SCGCMP','SNOANTDIA050001','2014-05-31','---','-------------------------','6110800004201000001','SCGCMP','SNOANTDIA050001','D','PROVISION DE ANTIGUEDAD DE PRESTACIONES SOCIALES NOMINA DIARIA MAYO 2014',84548,62,32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50001</text:p>
          </table:table-cell>
          <table:table-cell table:style-name="ce4" office:value-type="string">
            <text:p>2014-05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36];&quot;000001&quot;)" office:value-type="string" office:string-value="6110800003901000001">
            <text:p>6110800003901000001</text:p>
          </table:table-cell>
          <table:table-cell office:value-type="string">
            <text:p>SCGCMP</text:p>
          </table:table-cell>
          <table:table-cell table:formula="of:=[.C36]" office:value-type="string" office:string-value="SNOANTDIA050001">
            <text:p>SNOANTDIA05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MAYO 2014</text:p>
          </table:table-cell>
          <table:table-cell table:style-name="ce6" office:value-type="string">
            <text:p>3901</text:p>
          </table:table-cell>
          <table:table-cell table:style-name="ce8" office:value-type="float" office:value="25380.21">
            <text:p>25.380,21</text:p>
          </table:table-cell>
          <table:table-cell office:value-type="float" office:value="33">
            <text:p>33</text:p>
          </table:table-cell>
          <table:table-cell table:style-name="ce3" table:formula="of:=CONCATENATE(&quot;INSERT INTO scg_dt_cmp VALUES('&quot;;[.A36];&quot;','&quot;;[.B36];&quot;','&quot;;[.C36];&quot;','&quot;;[.D36];&quot;','&quot;;[.E36];&quot;','&quot;;[.F36];&quot;','&quot;;[.G36];&quot;','&quot;;[.H36];&quot;','&quot;;[.I36];&quot;','&quot;;[.J36];&quot;','&quot;;[.K36];&quot;',&quot;;[.M36];&quot;,&quot;;[.N36];&quot;);&quot;)" office:value-type="string" office:string-value="INSERT INTO scg_dt_cmp VALUES('0001','SCGCMP','SNOANTDIA050001','2014-05-31','---','-------------------------','6110800003901000001','SCGCMP','SNOANTDIA050001','D','PROVISION DE ANTIGUEDAD DE PRESTACIONES SOCIALES NOMINA DIARIA MAYO 2014',25380,21,33);">
            <text:p>INSERT INTO scg_dt_cmp VALUES('0001','SCGCMP','SNOANTDIA050001','2014-05-31','---','-------------------------','6110800003901000001','SCGCMP','SNOANTDIA050001','D','PROVISION DE ANTIGUEDAD DE PRESTACIONES SOCIALES NOMINA DIARIA MAYO 2014',25380,21,33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50001</text:p>
          </table:table-cell>
          <table:table-cell table:style-name="ce4" office:value-type="string">
            <text:p>2014-05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37];&quot;000001&quot;)" office:value-type="string" office:string-value="6110800004102000001">
            <text:p>6110800004102000001</text:p>
          </table:table-cell>
          <table:table-cell office:value-type="string">
            <text:p>SCGCMP</text:p>
          </table:table-cell>
          <table:table-cell table:formula="of:=[.C37]" office:value-type="string" office:string-value="SNOANTDIA050001">
            <text:p>SNOANTDIA05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MAYO 2014</text:p>
          </table:table-cell>
          <table:table-cell table:style-name="ce6" office:value-type="string">
            <text:p>4102</text:p>
          </table:table-cell>
          <table:table-cell table:style-name="ce8" office:value-type="float" office:value="47697.35">
            <text:p>47.697,35</text:p>
          </table:table-cell>
          <table:table-cell office:value-type="float" office:value="34">
            <text:p>34</text:p>
          </table:table-cell>
          <table:table-cell table:style-name="ce3" table:formula="of:=CONCATENATE(&quot;INSERT INTO scg_dt_cmp VALUES('&quot;;[.A37];&quot;','&quot;;[.B37];&quot;','&quot;;[.C37];&quot;','&quot;;[.D37];&quot;','&quot;;[.E37];&quot;','&quot;;[.F37];&quot;','&quot;;[.G37];&quot;','&quot;;[.H37];&quot;','&quot;;[.I37];&quot;','&quot;;[.J37];&quot;','&quot;;[.K37];&quot;',&quot;;[.M37];&quot;,&quot;;[.N37];&quot;);&quot;)" office:value-type="string" office:string-value="INSERT INTO scg_dt_cmp VALUES('0001','SCGCMP','SNOANTDIA050001','2014-05-31','---','-------------------------','6110800004102000001','SCGCMP','SNOANTDIA050001','D','PROVISION DE ANTIGUEDAD DE PRESTACIONES SOCIALES NOMINA DIARIA MAYO 2014',47697,35,34);">
            <text:p>INSERT INTO scg_dt_cmp VALUES('0001','SCGCMP','SNOANTDIA050001','2014-05-31','---','-------------------------','6110800004102000001','SCGCMP','SNOANTDIA050001','D','PROVISION DE ANTIGUEDAD DE PRESTACIONES SOCIALES NOMINA DIARIA MAYO 2014',47697,35,34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50001</text:p>
          </table:table-cell>
          <table:table-cell table:style-name="ce4" office:value-type="string">
            <text:p>2014-05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38];&quot;000001&quot;)" office:value-type="string" office:string-value="6110800003303000001">
            <text:p>6110800003303000001</text:p>
          </table:table-cell>
          <table:table-cell office:value-type="string">
            <text:p>SCGCMP</text:p>
          </table:table-cell>
          <table:table-cell table:formula="of:=[.C38]" office:value-type="string" office:string-value="SNOANTDIA050001">
            <text:p>SNOANTDIA05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MAYO 2014</text:p>
          </table:table-cell>
          <table:table-cell table:style-name="ce6" office:value-type="string">
            <text:p>3303</text:p>
          </table:table-cell>
          <table:table-cell table:style-name="ce8" office:value-type="float" office:value="5102.775">
            <text:p>5.102,78</text:p>
          </table:table-cell>
          <table:table-cell office:value-type="float" office:value="35">
            <text:p>35</text:p>
          </table:table-cell>
          <table:table-cell table:style-name="ce3" table:formula="of:=CONCATENATE(&quot;INSERT INTO scg_dt_cmp VALUES('&quot;;[.A38];&quot;','&quot;;[.B38];&quot;','&quot;;[.C38];&quot;','&quot;;[.D38];&quot;','&quot;;[.E38];&quot;','&quot;;[.F38];&quot;','&quot;;[.G38];&quot;','&quot;;[.H38];&quot;','&quot;;[.I38];&quot;','&quot;;[.J38];&quot;','&quot;;[.K38];&quot;',&quot;;[.M38];&quot;,&quot;;[.N38];&quot;);&quot;)" office:value-type="string" office:string-value="INSERT INTO scg_dt_cmp VALUES('0001','SCGCMP','SNOANTDIA050001','2014-05-31','---','-------------------------','6110800003303000001','SCGCMP','SNOANTDIA050001','D','PROVISION DE ANTIGUEDAD DE PRESTACIONES SOCIALES NOMINA DIARIA MAYO 2014',5102,775,35);">
            <text:p>INSERT INTO scg_dt_cmp VALUES('0001','SCGCMP','SNOANTDIA050001','2014-05-31','---','-------------------------','6110800003303000001','SCGCMP','SNOANTDIA050001','D','PROVISION DE ANTIGUEDAD DE PRESTACIONES SOCIALES NOMINA DIARIA MAYO 2014',5102,775,35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50001</text:p>
          </table:table-cell>
          <table:table-cell table:style-name="ce4" office:value-type="string">
            <text:p>2014-05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39];&quot;000001&quot;)" office:value-type="string" office:string-value="6110800002001000001">
            <text:p>6110800002001000001</text:p>
          </table:table-cell>
          <table:table-cell office:value-type="string">
            <text:p>SCGCMP</text:p>
          </table:table-cell>
          <table:table-cell table:formula="of:=[.C39]" office:value-type="string" office:string-value="SNOANTDIA050001">
            <text:p>SNOANTDIA05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MAYO 2014</text:p>
          </table:table-cell>
          <table:table-cell table:style-name="ce6" office:value-type="string">
            <text:p>2001</text:p>
          </table:table-cell>
          <table:table-cell table:style-name="ce8" office:value-type="float" office:value="2809.93">
            <text:p>2.809,93</text:p>
          </table:table-cell>
          <table:table-cell office:value-type="float" office:value="36">
            <text:p>36</text:p>
          </table:table-cell>
          <table:table-cell table:style-name="ce3" table:formula="of:=CONCATENATE(&quot;INSERT INTO scg_dt_cmp VALUES('&quot;;[.A39];&quot;','&quot;;[.B39];&quot;','&quot;;[.C39];&quot;','&quot;;[.D39];&quot;','&quot;;[.E39];&quot;','&quot;;[.F39];&quot;','&quot;;[.G39];&quot;','&quot;;[.H39];&quot;','&quot;;[.I39];&quot;','&quot;;[.J39];&quot;','&quot;;[.K39];&quot;',&quot;;[.M39];&quot;,&quot;;[.N39];&quot;);&quot;)" office:value-type="string" office:string-value="INSERT INTO scg_dt_cmp VALUES('0001','SCGCMP','SNOANTDIA050001','2014-05-31','---','-------------------------','6110800002001000001','SCGCMP','SNOANTDIA050001','D','PROVISION DE ANTIGUEDAD DE PRESTACIONES SOCIALES NOMINA DIARIA MAYO 2014',2809,93,36);">
            <text:p>INSERT INTO scg_dt_cmp VALUES('0001','SCGCMP','SNOANTDIA050001','2014-05-31','---','-------------------------','6110800002001000001','SCGCMP','SNOANTDIA050001','D','PROVISION DE ANTIGUEDAD DE PRESTACIONES SOCIALES NOMINA DIARIA MAYO 2014',2809,93,36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50001</text:p>
          </table:table-cell>
          <table:table-cell table:style-name="ce4" office:value-type="string">
            <text:p>2014-05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40];&quot;000001&quot;)" office:value-type="string" office:string-value="6110800003803000001">
            <text:p>6110800003803000001</text:p>
          </table:table-cell>
          <table:table-cell office:value-type="string">
            <text:p>SCGCMP</text:p>
          </table:table-cell>
          <table:table-cell table:formula="of:=[.C40]" office:value-type="string" office:string-value="SNOANTDIA050001">
            <text:p>SNOANTDIA05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MAYO 2014</text:p>
          </table:table-cell>
          <table:table-cell table:style-name="ce6" office:value-type="string">
            <text:p>3803</text:p>
          </table:table-cell>
          <table:table-cell table:style-name="ce8" office:value-type="float" office:value="356801.56">
            <text:p>356.801,56</text:p>
          </table:table-cell>
          <table:table-cell office:value-type="float" office:value="37">
            <text:p>37</text:p>
          </table:table-cell>
          <table:table-cell table:style-name="ce3" table:formula="of:=CONCATENATE(&quot;INSERT INTO scg_dt_cmp VALUES('&quot;;[.A40];&quot;','&quot;;[.B40];&quot;','&quot;;[.C40];&quot;','&quot;;[.D40];&quot;','&quot;;[.E40];&quot;','&quot;;[.F40];&quot;','&quot;;[.G40];&quot;','&quot;;[.H40];&quot;','&quot;;[.I40];&quot;','&quot;;[.J40];&quot;','&quot;;[.K40];&quot;',&quot;;[.M40];&quot;,&quot;;[.N40];&quot;);&quot;)" office:value-type="string" office:string-value="INSERT INTO scg_dt_cmp VALUES('0001','SCGCMP','SNOANTDIA050001','2014-05-31','---','-------------------------','6110800003803000001','SCGCMP','SNOANTDIA050001','D','PROVISION DE ANTIGUEDAD DE PRESTACIONES SOCIALES NOMINA DIARIA MAYO 2014',356801,56,37);">
            <text:p>INSERT INTO scg_dt_cmp VALUES('0001','SCGCMP','SNOANTDIA050001','2014-05-31','---','-------------------------','6110800003803000001','SCGCMP','SNOANTDIA050001','D','PROVISION DE ANTIGUEDAD DE PRESTACIONES SOCIALES NOMINA DIARIA MAYO 2014',356801,56,37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50001</text:p>
          </table:table-cell>
          <table:table-cell table:style-name="ce4" office:value-type="string">
            <text:p>2014-05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41];&quot;000001&quot;)" office:value-type="string" office:string-value="6110800004505000001">
            <text:p>6110800004505000001</text:p>
          </table:table-cell>
          <table:table-cell office:value-type="string">
            <text:p>SCGCMP</text:p>
          </table:table-cell>
          <table:table-cell table:formula="of:=[.C41]" office:value-type="string" office:string-value="SNOANTDIA050001">
            <text:p>SNOANTDIA05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MAYO 2014</text:p>
          </table:table-cell>
          <table:table-cell table:style-name="ce6" office:value-type="string">
            <text:p>4505</text:p>
          </table:table-cell>
          <table:table-cell table:style-name="ce8" office:value-type="float" office:value="130289.96">
            <text:p>130.289,96</text:p>
          </table:table-cell>
          <table:table-cell office:value-type="float" office:value="38">
            <text:p>38</text:p>
          </table:table-cell>
          <table:table-cell table:style-name="ce3" table:formula="of:=CONCATENATE(&quot;INSERT INTO scg_dt_cmp VALUES('&quot;;[.A41];&quot;','&quot;;[.B41];&quot;','&quot;;[.C41];&quot;','&quot;;[.D41];&quot;','&quot;;[.E41];&quot;','&quot;;[.F41];&quot;','&quot;;[.G41];&quot;','&quot;;[.H41];&quot;','&quot;;[.I41];&quot;','&quot;;[.J41];&quot;','&quot;;[.K41];&quot;',&quot;;[.M41];&quot;,&quot;;[.N41];&quot;);&quot;)" office:value-type="string" office:string-value="INSERT INTO scg_dt_cmp VALUES('0001','SCGCMP','SNOANTDIA050001','2014-05-31','---','-------------------------','6110800004505000001','SCGCMP','SNOANTDIA050001','D','PROVISION DE ANTIGUEDAD DE PRESTACIONES SOCIALES NOMINA DIARIA MAYO 2014',130289,96,38);">
            <text:p>INSERT INTO scg_dt_cmp VALUES('0001','SCGCMP','SNOANTDIA050001','2014-05-31','---','-------------------------','6110800004505000001','SCGCMP','SNOANTDIA050001','D','PROVISION DE ANTIGUEDAD DE PRESTACIONES SOCIALES NOMINA DIARIA MAYO 2014',130289,96,38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50001</text:p>
          </table:table-cell>
          <table:table-cell table:style-name="ce4" office:value-type="string">
            <text:p>2014-05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42];&quot;000001&quot;)" office:value-type="string" office:string-value="6110800003902000001">
            <text:p>6110800003902000001</text:p>
          </table:table-cell>
          <table:table-cell office:value-type="string">
            <text:p>SCGCMP</text:p>
          </table:table-cell>
          <table:table-cell table:formula="of:=[.C42]" office:value-type="string" office:string-value="SNOANTDIA050001">
            <text:p>SNOANTDIA05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MAYO 2014</text:p>
          </table:table-cell>
          <table:table-cell table:style-name="ce6" office:value-type="string">
            <text:p>3902</text:p>
          </table:table-cell>
          <table:table-cell table:style-name="ce8" office:value-type="float" office:value="6801.33">
            <text:p>6.801,33</text:p>
          </table:table-cell>
          <table:table-cell office:value-type="float" office:value="39">
            <text:p>39</text:p>
          </table:table-cell>
          <table:table-cell table:style-name="ce3" table:formula="of:=CONCATENATE(&quot;INSERT INTO scg_dt_cmp VALUES('&quot;;[.A42];&quot;','&quot;;[.B42];&quot;','&quot;;[.C42];&quot;','&quot;;[.D42];&quot;','&quot;;[.E42];&quot;','&quot;;[.F42];&quot;','&quot;;[.G42];&quot;','&quot;;[.H42];&quot;','&quot;;[.I42];&quot;','&quot;;[.J42];&quot;','&quot;;[.K42];&quot;',&quot;;[.M42];&quot;,&quot;;[.N42];&quot;);&quot;)" office:value-type="string" office:string-value="INSERT INTO scg_dt_cmp VALUES('0001','SCGCMP','SNOANTDIA050001','2014-05-31','---','-------------------------','6110800003902000001','SCGCMP','SNOANTDIA050001','D','PROVISION DE ANTIGUEDAD DE PRESTACIONES SOCIALES NOMINA DIARIA MAYO 2014',6801,33,39);">
            <text:p>INSERT INTO scg_dt_cmp VALUES('0001','SCGCMP','SNOANTDIA050001','2014-05-31','---','-------------------------','6110800003902000001','SCGCMP','SNOANTDIA050001','D','PROVISION DE ANTIGUEDAD DE PRESTACIONES SOCIALES NOMINA DIARIA MAYO 2014',6801,33,39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50001</text:p>
          </table:table-cell>
          <table:table-cell table:style-name="ce4" office:value-type="string">
            <text:p>2014-05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43];&quot;000001&quot;)" office:value-type="string" office:string-value="6110800004700000001">
            <text:p>6110800004700000001</text:p>
          </table:table-cell>
          <table:table-cell office:value-type="string">
            <text:p>SCGCMP</text:p>
          </table:table-cell>
          <table:table-cell table:formula="of:=[.C43]" office:value-type="string" office:string-value="SNOANTDIA050001">
            <text:p>SNOANTDIA05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MAYO 2014</text:p>
          </table:table-cell>
          <table:table-cell table:style-name="ce6" office:value-type="string">
            <text:p>4700</text:p>
          </table:table-cell>
          <table:table-cell table:style-name="ce8" office:value-type="float" office:value="6565.45">
            <text:p>6.565,45</text:p>
          </table:table-cell>
          <table:table-cell office:value-type="float" office:value="40">
            <text:p>40</text:p>
          </table:table-cell>
          <table:table-cell table:style-name="ce3" table:formula="of:=CONCATENATE(&quot;INSERT INTO scg_dt_cmp VALUES('&quot;;[.A43];&quot;','&quot;;[.B43];&quot;','&quot;;[.C43];&quot;','&quot;;[.D43];&quot;','&quot;;[.E43];&quot;','&quot;;[.F43];&quot;','&quot;;[.G43];&quot;','&quot;;[.H43];&quot;','&quot;;[.I43];&quot;','&quot;;[.J43];&quot;','&quot;;[.K43];&quot;',&quot;;[.M43];&quot;,&quot;;[.N43];&quot;);&quot;)" office:value-type="string" office:string-value="INSERT INTO scg_dt_cmp VALUES('0001','SCGCMP','SNOANTDIA050001','2014-05-31','---','-------------------------','6110800004700000001','SCGCMP','SNOANTDIA050001','D','PROVISION DE ANTIGUEDAD DE PRESTACIONES SOCIALES NOMINA DIARIA MAYO 2014',6565,45,40);">
            <text:p>INSERT INTO scg_dt_cmp VALUES('0001','SCGCMP','SNOANTDIA050001','2014-05-31','---','-------------------------','6110800004700000001','SCGCMP','SNOANTDIA050001','D','PROVISION DE ANTIGUEDAD DE PRESTACIONES SOCIALES NOMINA DIARIA MAYO 2014',6565,45,40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50001</text:p>
          </table:table-cell>
          <table:table-cell table:style-name="ce4" office:value-type="string">
            <text:p>2014-05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44];&quot;000001&quot;)" office:value-type="string" office:string-value="6110800003701000001">
            <text:p>6110800003701000001</text:p>
          </table:table-cell>
          <table:table-cell office:value-type="string">
            <text:p>SCGCMP</text:p>
          </table:table-cell>
          <table:table-cell table:formula="of:=[.C44]" office:value-type="string" office:string-value="SNOANTDIA050001">
            <text:p>SNOANTDIA05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MAYO 2014</text:p>
          </table:table-cell>
          <table:table-cell table:style-name="ce6" office:value-type="string">
            <text:p>3701</text:p>
          </table:table-cell>
          <table:table-cell table:style-name="ce8" office:value-type="float" office:value="2413.38">
            <text:p>2.413,38</text:p>
          </table:table-cell>
          <table:table-cell office:value-type="float" office:value="41">
            <text:p>41</text:p>
          </table:table-cell>
          <table:table-cell table:style-name="ce3" table:formula="of:=CONCATENATE(&quot;INSERT INTO scg_dt_cmp VALUES('&quot;;[.A44];&quot;','&quot;;[.B44];&quot;','&quot;;[.C44];&quot;','&quot;;[.D44];&quot;','&quot;;[.E44];&quot;','&quot;;[.F44];&quot;','&quot;;[.G44];&quot;','&quot;;[.H44];&quot;','&quot;;[.I44];&quot;','&quot;;[.J44];&quot;','&quot;;[.K44];&quot;',&quot;;[.M44];&quot;,&quot;;[.N44];&quot;);&quot;)" office:value-type="string" office:string-value="INSERT INTO scg_dt_cmp VALUES('0001','SCGCMP','SNOANTDIA050001','2014-05-31','---','-------------------------','6110800003701000001','SCGCMP','SNOANTDIA050001','D','PROVISION DE ANTIGUEDAD DE PRESTACIONES SOCIALES NOMINA DIARIA MAYO 2014',2413,38,41);">
            <text:p>INSERT INTO scg_dt_cmp VALUES('0001','SCGCMP','SNOANTDIA050001','2014-05-31','---','-------------------------','6110800003701000001','SCGCMP','SNOANTDIA050001','D','PROVISION DE ANTIGUEDAD DE PRESTACIONES SOCIALES NOMINA DIARIA MAYO 2014',2413,38,41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50001</text:p>
          </table:table-cell>
          <table:table-cell table:style-name="ce4" office:value-type="string">
            <text:p>2014-05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45];&quot;000001&quot;)" office:value-type="string" office:string-value="6110800004202000001">
            <text:p>6110800004202000001</text:p>
          </table:table-cell>
          <table:table-cell office:value-type="string">
            <text:p>SCGCMP</text:p>
          </table:table-cell>
          <table:table-cell table:formula="of:=[.C45]" office:value-type="string" office:string-value="SNOANTDIA050001">
            <text:p>SNOANTDIA05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MAYO 2014</text:p>
          </table:table-cell>
          <table:table-cell table:style-name="ce6" office:value-type="string">
            <text:p>4202</text:p>
          </table:table-cell>
          <table:table-cell table:style-name="ce8" office:value-type="float" office:value="27523.51">
            <text:p>27.523,51</text:p>
          </table:table-cell>
          <table:table-cell office:value-type="float" office:value="42">
            <text:p>42</text:p>
          </table:table-cell>
          <table:table-cell table:style-name="ce3" table:formula="of:=CONCATENATE(&quot;INSERT INTO scg_dt_cmp VALUES('&quot;;[.A45];&quot;','&quot;;[.B45];&quot;','&quot;;[.C45];&quot;','&quot;;[.D45];&quot;','&quot;;[.E45];&quot;','&quot;;[.F45];&quot;','&quot;;[.G45];&quot;','&quot;;[.H45];&quot;','&quot;;[.I45];&quot;','&quot;;[.J45];&quot;','&quot;;[.K45];&quot;',&quot;;[.M45];&quot;,&quot;;[.N45];&quot;);&quot;)" office:value-type="string" office:string-value="INSERT INTO scg_dt_cmp VALUES('0001','SCGCMP','SNOANTDIA050001','2014-05-31','---','-------------------------','6110800004202000001','SCGCMP','SNOANTDIA050001','D','PROVISION DE ANTIGUEDAD DE PRESTACIONES SOCIALES NOMINA DIARIA MAYO 2014',27523,51,42);">
            <text:p>INSERT INTO scg_dt_cmp VALUES('0001','SCGCMP','SNOANTDIA050001','2014-05-31','---','-------------------------','6110800004202000001','SCGCMP','SNOANTDIA050001','D','PROVISION DE ANTIGUEDAD DE PRESTACIONES SOCIALES NOMINA DIARIA MAYO 2014',27523,51,42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50001</text:p>
          </table:table-cell>
          <table:table-cell table:style-name="ce4" office:value-type="string">
            <text:p>2014-05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46];&quot;000001&quot;)" office:value-type="string" office:string-value="6110800004506000001">
            <text:p>6110800004506000001</text:p>
          </table:table-cell>
          <table:table-cell office:value-type="string">
            <text:p>SCGCMP</text:p>
          </table:table-cell>
          <table:table-cell table:formula="of:=[.C46]" office:value-type="string" office:string-value="SNOANTDIA050001">
            <text:p>SNOANTDIA05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MAYO 2014</text:p>
          </table:table-cell>
          <table:table-cell table:style-name="ce6" office:value-type="string">
            <text:p>4506</text:p>
          </table:table-cell>
          <table:table-cell table:style-name="ce8" office:value-type="float" office:value="15408.41">
            <text:p>15.408,41</text:p>
          </table:table-cell>
          <table:table-cell office:value-type="float" office:value="43">
            <text:p>43</text:p>
          </table:table-cell>
          <table:table-cell table:style-name="ce3" table:formula="of:=CONCATENATE(&quot;INSERT INTO scg_dt_cmp VALUES('&quot;;[.A46];&quot;','&quot;;[.B46];&quot;','&quot;;[.C46];&quot;','&quot;;[.D46];&quot;','&quot;;[.E46];&quot;','&quot;;[.F46];&quot;','&quot;;[.G46];&quot;','&quot;;[.H46];&quot;','&quot;;[.I46];&quot;','&quot;;[.J46];&quot;','&quot;;[.K46];&quot;',&quot;;[.M46];&quot;,&quot;;[.N46];&quot;);&quot;)" office:value-type="string" office:string-value="INSERT INTO scg_dt_cmp VALUES('0001','SCGCMP','SNOANTDIA050001','2014-05-31','---','-------------------------','6110800004506000001','SCGCMP','SNOANTDIA050001','D','PROVISION DE ANTIGUEDAD DE PRESTACIONES SOCIALES NOMINA DIARIA MAYO 2014',15408,41,43);">
            <text:p>INSERT INTO scg_dt_cmp VALUES('0001','SCGCMP','SNOANTDIA050001','2014-05-31','---','-------------------------','6110800004506000001','SCGCMP','SNOANTDIA050001','D','PROVISION DE ANTIGUEDAD DE PRESTACIONES SOCIALES NOMINA DIARIA MAYO 2014',15408,41,43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50001</text:p>
          </table:table-cell>
          <table:table-cell table:style-name="ce4" office:value-type="string">
            <text:p>2014-05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47];&quot;000001&quot;)" office:value-type="string" office:string-value="6110800004001000001">
            <text:p>6110800004001000001</text:p>
          </table:table-cell>
          <table:table-cell office:value-type="string">
            <text:p>SCGCMP</text:p>
          </table:table-cell>
          <table:table-cell table:formula="of:=[.C47]" office:value-type="string" office:string-value="SNOANTDIA050001">
            <text:p>SNOANTDIA05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MAYO 2014</text:p>
          </table:table-cell>
          <table:table-cell table:style-name="ce6" office:value-type="string">
            <text:p>4001</text:p>
          </table:table-cell>
          <table:table-cell table:style-name="ce8" office:value-type="float" office:value="5581.55">
            <text:p>5.581,55</text:p>
          </table:table-cell>
          <table:table-cell office:value-type="float" office:value="44">
            <text:p>44</text:p>
          </table:table-cell>
          <table:table-cell table:style-name="ce3" table:formula="of:=CONCATENATE(&quot;INSERT INTO scg_dt_cmp VALUES('&quot;;[.A47];&quot;','&quot;;[.B47];&quot;','&quot;;[.C47];&quot;','&quot;;[.D47];&quot;','&quot;;[.E47];&quot;','&quot;;[.F47];&quot;','&quot;;[.G47];&quot;','&quot;;[.H47];&quot;','&quot;;[.I47];&quot;','&quot;;[.J47];&quot;','&quot;;[.K47];&quot;',&quot;;[.M47];&quot;,&quot;;[.N47];&quot;);&quot;)" office:value-type="string" office:string-value="INSERT INTO scg_dt_cmp VALUES('0001','SCGCMP','SNOANTDIA050001','2014-05-31','---','-------------------------','6110800004001000001','SCGCMP','SNOANTDIA050001','D','PROVISION DE ANTIGUEDAD DE PRESTACIONES SOCIALES NOMINA DIARIA MAYO 2014',5581,55,44);">
            <text:p>INSERT INTO scg_dt_cmp VALUES('0001','SCGCMP','SNOANTDIA050001','2014-05-31','---','-------------------------','6110800004001000001','SCGCMP','SNOANTDIA050001','D','PROVISION DE ANTIGUEDAD DE PRESTACIONES SOCIALES NOMINA DIARIA MAYO 2014',5581,55,44);</text:p>
          </table:table-cell>
        </table:table-row>
        <table:table-row table:style-name="ro1">
          <table:table-cell table:number-columns-repeated="3"/>
          <table:table-cell table:style-name="ce4"/>
          <table:table-cell table:number-columns-repeated="11"/>
        </table:table-row>
        <table:table-row table:style-name="ro1" table:number-rows-repeated="1048527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Hoja2" table:style-name="ta1">
        <table:table-column table:style-name="co12" table:number-columns-repeated="2" table:default-cell-style-name="Default"/>
        <table:table-column table:style-name="co13" table:default-cell-style-name="Default"/>
        <table:table-column table:style-name="co12" table:number-columns-repeated="2" table:default-cell-style-name="Default"/>
        <table:table-column table:style-name="co9" table:default-cell-style-name="Default"/>
        <table:table-column table:style-name="co14" table:default-cell-style-name="Default"/>
        <table:table-column table:style-name="co12" table:number-columns-repeated="11" table:default-cell-style-name="Default"/>
        <table:table-row table:style-name="ro1">
          <table:table-cell table:style-name="ce1" office:value-type="string">
            <text:p>SIGESP_CMP</text:p>
          </table:table-cell>
          <table:table-cell table:number-columns-repeated="17"/>
        </table:table-row>
        <table:table-row table:style-name="ro3">
          <table:table-cell office:value-type="string">
            <text:p>codemp</text:p>
          </table:table-cell>
          <table:table-cell office:value-type="string">
            <text:p>procede</text:p>
          </table:table-cell>
          <table:table-cell office:value-type="string">
            <text:p>comprobante</text:p>
          </table:table-cell>
          <table:table-cell office:value-type="string">
            <text:p>fecha</text:p>
          </table:table-cell>
          <table:table-cell office:value-type="string">
            <text:p>codban</text:p>
          </table:table-cell>
          <table:table-cell office:value-type="string">
            <text:p>ctaban</text:p>
          </table:table-cell>
          <table:table-cell office:value-type="string">
            <text:p>descripcion</text:p>
          </table:table-cell>
          <table:table-cell office:value-type="string">
            <text:p>tipo_comp</text:p>
          </table:table-cell>
          <table:table-cell office:value-type="string">
            <text:p>tipo_destino</text:p>
          </table:table-cell>
          <table:table-cell office:value-type="string">
            <text:p>cod_pro</text:p>
          </table:table-cell>
          <table:table-cell office:value-type="string">
            <text:p>ced_bene</text:p>
          </table:table-cell>
          <table:table-cell office:value-type="string">
            <text:p>total</text:p>
          </table:table-cell>
          <table:table-cell office:value-type="string">
            <text:p>numpolcon</text:p>
          </table:table-cell>
          <table:table-cell office:value-type="string">
            <text:p>esttrfcmp</text:p>
          </table:table-cell>
          <table:table-cell office:value-type="string">
            <text:p>estrenfon</text:p>
          </table:table-cell>
          <table:table-cell office:value-type="string">
            <text:p>codfuefin</text:p>
          </table:table-cell>
          <table:table-cell office:value-type="string">
            <text:p>codusu</text:p>
          </table:table-cell>
          <table:table-cell/>
        </table:table-row>
        <table:table-row table:style-name="ro1">
          <table:table-cell office:value-type="string">
            <text:p>0001</text:p>
          </table:table-cell>
          <table:table-cell office:value-type="string">
            <text:p>SCGCMP</text:p>
          </table:table-cell>
          <table:table-cell table:formula="of:=[Hoja1.C3]" office:value-type="string" office:string-value="SNOANTDIA050001">
            <text:p>SNOANTDIA050001</text:p>
          </table:table-cell>
          <table:table-cell table:formula="of:=[Hoja1.D3]" office:value-type="string" office:string-value="2014-05-31">
            <text:p>2014-05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[Hoja1.K3]" office:value-type="string" office:string-value="PROVISION DE ANTIGUEDAD DE PRESTACIONES SOCIALES NOMINA DIARIA MAYO 2014">
            <text:p>PROVISION DE ANTIGUEDAD DE PRESTACIONES SOCIALES NOMINA DIARIA MAYO 2014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2" office:value-type="string">
            <text:p>----------</text:p>
          </table:table-cell>
          <table:table-cell table:style-name="ce10" table:formula="of:=[Hoja1.M3]" office:value-type="float" office:value="2589398.06833333">
            <text:p>2.589.398,0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--</text:p>
          </table:table-cell>
          <table:table-cell office:value-type="string">
            <text:p>SIGESP</text:p>
          </table:table-cell>
          <table:table-cell table:formula="of:=CONCATENATE(&quot;INSERT INTO sigesp_cmp VALUES('&quot;;[.A3];&quot;','&quot;;[.B3];&quot;','&quot;;[.C3];&quot;','&quot;;[.D3];&quot;','&quot;;[.E3];&quot;','&quot;;[.F3];&quot;','&quot;;[.G3];&quot;',&quot;;[.H3];&quot;,'&quot;;[.I3];&quot;','&quot;;[.J3];&quot;','&quot;;[.K3];&quot;',&quot;;[.L3];&quot;,&quot;;[.M3];&quot;,&quot;;[.N3];&quot;,&quot;;[.O3];&quot;,'&quot;;[.P3];&quot;','&quot;;[.Q3];&quot;');&quot;)" office:value-type="string" office:string-value="INSERT INTO sigesp_cmp VALUES('0001','SCGCMP','SNOANTDIA050001','2014-05-31','---','-------------------------','PROVISION DE ANTIGUEDAD DE PRESTACIONES SOCIALES NOMINA DIARIA MAYO 2014',1,'-','----------','----------',2589398,06833333,0,0,0,'--','SIGESP');">
            <text:p>INSERT INTO sigesp_cmp VALUES('0001','SCGCMP','SNOANTDIA050001','2014-05-31','---','-------------------------','PROVISION DE ANTIGUEDAD DE PRESTACIONES SOCIALES NOMINA DIARIA MAYO 2014',1,'-','----------','----------',2589398,06833333,0,0,0,'--','SIGESP')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TW" style:font-name-complex="DejaVu Sans" style:language-complex="ar" style:country-complex="DZ"/>
    </style:default-style>
    <number:number-style style:name="N0">
      <number:number number:min-integer-digits="1"/>
    </number:number-style>
    <number:currency-style style:name="N109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09">
      <style:text-properties fo:color="#ff0000"/>
      <number:text>(</number:text>
      <number:currency-symbol number:language="es" number:country="VE">BsF</number:currency-symbol>
      <number:number number:decimal-places="2" number:min-integer-digits="1" number:grouping="true"/>
      <number:text>)</number:text>
      <style:map style:condition="value()&gt;=0" style:apply-style-name="N109P0"/>
    </number:currency-style>
    <number:currency-style style:name="N111P0" style:volatile="true">
      <number:currency-symbol number:language="es" number:country="VE">Bs</number:currency-symbol>
      <number:number number:decimal-places="0" number:min-integer-digits="1" number:grouping="true"/>
    </number:currency-style>
    <number:currency-style style:name="N111">
      <number:text>(</number:text>
      <number:currency-symbol number:language="es" number:country="VE">Bs</number:currency-symbol>
      <number:number number:decimal-places="0" number:min-integer-digits="1" number:grouping="true"/>
      <number:text>)</number:text>
      <style:map style:condition="value()&gt;=0" style:apply-style-name="N111P0"/>
    </number:currency-style>
    <number:currency-style style:name="N113P0" style:volatile="true">
      <number:currency-symbol number:language="es" number:country="VE">Bs</number:currency-symbol>
      <number:number number:decimal-places="2" number:min-integer-digits="1" number:grouping="true"/>
    </number:currency-style>
    <number:currency-style style:name="N113">
      <number:text>(</number:text>
      <number:currency-symbol number:language="es" number:country="VE">Bs</number:currency-symbol>
      <number:number number:decimal-places="2" number:min-integer-digits="1" number:grouping="true"/>
      <number:text>)</number:text>
      <style:map style:condition="value()&gt;=0" style:apply-style-name="N113P0"/>
    </number:currency-style>
    <number:currency-style style:name="N114P0" style:volatile="true">
      <number:currency-symbol number:language="es" number:country="VE">Bs</number:currency-symbol>
      <number:number number:decimal-places="0" number:min-integer-digits="1" number:grouping="true"/>
    </number:currency-style>
    <number:currency-style style:name="N114">
      <style:text-properties fo:color="#ff0000"/>
      <number:text>(</number:text>
      <number:currency-symbol number:language="es" number:country="VE">Bs</number:currency-symbol>
      <number:number number:decimal-places="0" number:min-integer-digits="1" number:grouping="true"/>
      <number:text>)</number:text>
      <style:map style:condition="value()&gt;=0" style:apply-style-name="N114P0"/>
    </number:currency-style>
    <number:currency-style style:name="N115P0" style:volatile="true">
      <number:currency-symbol number:language="es" number:country="VE">Bs</number:currency-symbol>
      <number:number number: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es" number:country="VE">Bs</number:currency-symbol>
      <number:number number:decimal-places="2" number:min-integer-digits="1" number:grouping="true"/>
      <number:text>)</number:text>
      <style:map style:condition="value()&gt;=0" style:apply-style-name="N115P0"/>
    </number:currency-style>
    <number:currency-style style:name="N117P0" style:volatile="true">
      <number:currency-symbol number:language="es" number:country="VE">Bs</number:currency-symbol>
      <number:number number:decimal-places="2" number:min-integer-digits="1" number:decimal-replacement="--" number:grouping="true"/>
    </number:currency-style>
    <number:currency-style style:name="N117">
      <style:text-properties fo:color="#ff0000"/>
      <number:text>(</number:text>
      <number:currency-symbol number:language="es" number:country="VE">Bs</number:currency-symbol>
      <number:number number:decimal-places="2" number:min-integer-digits="1" number:decimal-replacement="--" number:grouping="true"/>
      <number:text>)</number:text>
      <style:map style:condition="value()&gt;=0" style:apply-style-name="N117P0"/>
    </number:currency-style>
    <number:number-style style:name="N119P0" style:volatile="true">
      <number:number number:decimal-places="0" number:min-integer-digits="1" number:grouping="true"/>
      <number:text> </number:text>
    </number:number-style>
    <number:number-style style:name="N119">
      <number:text>(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number number:decimal-places="2" number:min-integer-digits="1" number:grouping="true"/>
      <number:text> </number:text>
    </number:number-style>
    <number:number-style style:name="N121">
      <number:text>(</number:text>
      <number:number number:decimal-places="2" number:min-integer-digits="1" number:grouping="true"/>
      <number:text>)</number:text>
      <style:map style:condition="value()&gt;=0" style:apply-style-name="N121P0"/>
    </number:number-style>
    <number:currency-style style:name="N122P0" style:volatile="true">
      <number:currency-symbol number:language="es" number:country="VE">Bs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s" number:country="VE">Bs</number:currency-symbol>
      <number:number number:decimal-places="2" number:min-integer-digits="1" number:grouping="true"/>
      <style:map style:condition="value()&gt;=0" style:apply-style-name="N122P0"/>
    </number:currency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integer-digits="3" number:min-exponent-digits="1"/>
    </number:number-style>
    <number:currency-style style:name="N127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27">
      <style:text-properties fo:color="#ff0000"/>
      <number:currency-symbol number:language="es" number:country="VE">BsF</number:currency-symbol>
      <number:text>-</number:text>
      <number:number number:decimal-places="2" number:min-integer-digits="1" number:grouping="true"/>
      <style:map style:condition="value()&gt;=0" style:apply-style-name="N127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an Plablo</meta:initial-creator>
    <meta:creation-date>2015-03-09T09:52:03.149178705</meta:creation-date>
    <dc:date>2015-10-06T09:30:41</dc:date>
    <dc:creator>Sistema </dc:creator>
    <meta:editing-duration>PT5H45M21S</meta:editing-duration>
    <meta:editing-cycles>23</meta:editing-cycles>
    <meta:generator>LibreOffice/3.5$Linux_X86_64 LibreOffice_project/350m1$Build-2</meta:generator>
    <meta:document-statistic meta:table-count="2" meta:cell-count="727" meta:object-count="0"/>
  </office:meta>
</office:document-meta>
</file>